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rank</text:p>
          </table:table-cell>
          <table:table-cell office:value-type="string">
            <text:p>country</text:p>
          </table:table-cell>
          <table:table-cell office:value-type="string">
            <text:p>hdi2014</text:p>
          </table:table-cell>
          <table:table-cell office:value-type="string">
            <text:p>life_expectancy</text:p>
          </table:table-cell>
          <table:table-cell office:value-type="string">
            <text:p>mean_schooling</text:p>
          </table:table-cell>
          <table:table-cell office:value-type="string">
            <text:p>expected_schooling</text:p>
          </table:table-cell>
          <table:table-cell office:value-type="string">
            <text:p>gni_per_capit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rway</text:p>
          </table:table-cell>
          <table:table-cell office:value-type="float" office:value="0.943597580709727">
            <text:p>0.9435975807</text:p>
          </table:table-cell>
          <table:table-cell office:value-type="float" office:value="81.503">
            <text:p>81.503</text:p>
          </table:table-cell>
          <table:table-cell office:value-type="float" office:value="12.631">
            <text:p>12.631</text:p>
          </table:table-cell>
          <table:table-cell office:value-type="float" office:value="17.6">
            <text:p>17.6</text:p>
          </table:table-cell>
          <table:table-cell office:value-type="float" office:value="63909.44669">
            <text:p>63909.4466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ustralia</text:p>
          </table:table-cell>
          <table:table-cell office:value-type="float" office:value="0.932662115105419">
            <text:p>0.9326621151</text:p>
          </table:table-cell>
          <table:table-cell office:value-type="float" office:value="82.496">
            <text:p>82.496</text:p>
          </table:table-cell>
          <table:table-cell office:value-type="float" office:value="12.79606561">
            <text:p>12.79606561</text:p>
          </table:table-cell>
          <table:table-cell office:value-type="float" office:value="19.9">
            <text:p>19.9</text:p>
          </table:table-cell>
          <table:table-cell office:value-type="float" office:value="41523.94406">
            <text:p>41523.9440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witzerland</text:p>
          </table:table-cell>
          <table:table-cell office:value-type="float" office:value="0.917394316933513">
            <text:p>0.9173943169</text:p>
          </table:table-cell>
          <table:table-cell office:value-type="float" office:value="82.604">
            <text:p>82.604</text:p>
          </table:table-cell>
          <table:table-cell office:value-type="float" office:value="12.23934293">
            <text:p>12.23934293</text:p>
          </table:table-cell>
          <table:table-cell office:value-type="float" office:value="15.7">
            <text:p>15.7</text:p>
          </table:table-cell>
          <table:table-cell office:value-type="float" office:value="53761.91815">
            <text:p>53761.9181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etherlands</text:p>
          </table:table-cell>
          <table:table-cell office:value-type="float" office:value="0.915282799302405">
            <text:p>0.9152827993</text:p>
          </table:table-cell>
          <table:table-cell office:value-type="float" office:value="81.038">
            <text:p>81.038</text:p>
          </table:table-cell>
          <table:table-cell office:value-type="float" office:value="11.88930225">
            <text:p>11.88930225</text:p>
          </table:table-cell>
          <table:table-cell office:value-type="float" office:value="17.9">
            <text:p>17.9</text:p>
          </table:table-cell>
          <table:table-cell office:value-type="float" office:value="42397.20095">
            <text:p>42397.2009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United States</text:p>
          </table:table-cell>
          <table:table-cell office:value-type="float" office:value="0.913741642744492">
            <text:p>0.9137416427</text:p>
          </table:table-cell>
          <table:table-cell office:value-type="float" office:value="78.941">
            <text:p>78.941</text:p>
          </table:table-cell>
          <table:table-cell office:value-type="float" office:value="12.94277621">
            <text:p>12.94277621</text:p>
          </table:table-cell>
          <table:table-cell office:value-type="float" office:value="16.5">
            <text:p>16.5</text:p>
          </table:table-cell>
          <table:table-cell office:value-type="float" office:value="52308.37954">
            <text:p>52308.3795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Germany</text:p>
          </table:table-cell>
          <table:table-cell office:value-type="float" office:value="0.911436942000614">
            <text:p>0.911436942</text:p>
          </table:table-cell>
          <table:table-cell office:value-type="float" office:value="80.743">
            <text:p>80.743</text:p>
          </table:table-cell>
          <table:table-cell office:value-type="float" office:value="12.94782524">
            <text:p>12.94782524</text:p>
          </table:table-cell>
          <table:table-cell office:value-type="float" office:value="16.3">
            <text:p>16.3</text:p>
          </table:table-cell>
          <table:table-cell office:value-type="float" office:value="43048.67704">
            <text:p>43048.6770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New Zealand</text:p>
          </table:table-cell>
          <table:table-cell office:value-type="float" office:value="0.910001628506389">
            <text:p>0.9100016285</text:p>
          </table:table-cell>
          <table:table-cell office:value-type="float" office:value="81.132">
            <text:p>81.132</text:p>
          </table:table-cell>
          <table:table-cell office:value-type="float" office:value="12.503">
            <text:p>12.503</text:p>
          </table:table-cell>
          <table:table-cell office:value-type="float" office:value="19.4">
            <text:p>19.4</text:p>
          </table:table-cell>
          <table:table-cell office:value-type="float" office:value="32569.37424">
            <text:p>32569.3742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anada</text:p>
          </table:table-cell>
          <table:table-cell office:value-type="float" office:value="0.901851575242719">
            <text:p>0.9018515752</text:p>
          </table:table-cell>
          <table:table-cell office:value-type="float" office:value="81.482">
            <text:p>81.482</text:p>
          </table:table-cell>
          <table:table-cell office:value-type="float" office:value="12.259">
            <text:p>12.259</text:p>
          </table:table-cell>
          <table:table-cell office:value-type="float" office:value="15.9">
            <text:p>15.9</text:p>
          </table:table-cell>
          <table:table-cell office:value-type="float" office:value="41886.81626">
            <text:p>41886.8162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ingapore</text:p>
          </table:table-cell>
          <table:table-cell office:value-type="float" office:value="0.90130585488579">
            <text:p>0.9013058549</text:p>
          </table:table-cell>
          <table:table-cell office:value-type="float" office:value="82.322">
            <text:p>82.322</text:p>
          </table:table-cell>
          <table:table-cell office:value-type="float" office:value="10.2">
            <text:p>10.2</text:p>
          </table:table-cell>
          <table:table-cell office:value-type="float" office:value="15.4">
            <text:p>15.4</text:p>
          </table:table-cell>
          <table:table-cell office:value-type="float" office:value="72371.22944">
            <text:p>72371.2294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enmark</text:p>
          </table:table-cell>
          <table:table-cell office:value-type="float" office:value="0.900460725286448">
            <text:p>0.9004607253</text:p>
          </table:table-cell>
          <table:table-cell office:value-type="float" office:value="79.388">
            <text:p>79.388</text:p>
          </table:table-cell>
          <table:table-cell office:value-type="float" office:value="12.10144833">
            <text:p>12.10144833</text:p>
          </table:table-cell>
          <table:table-cell office:value-type="float" office:value="16.9">
            <text:p>16.9</text:p>
          </table:table-cell>
          <table:table-cell office:value-type="float" office:value="42880.27561">
            <text:p>42880.2756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Ireland</text:p>
          </table:table-cell>
          <table:table-cell office:value-type="float" office:value="0.899299119092765">
            <text:p>0.8992991191</text:p>
          </table:table-cell>
          <table:table-cell office:value-type="float" office:value="80.707">
            <text:p>80.707</text:p>
          </table:table-cell>
          <table:table-cell office:value-type="float" office:value="11.612">
            <text:p>11.612</text:p>
          </table:table-cell>
          <table:table-cell office:value-type="float" office:value="18.6">
            <text:p>18.6</text:p>
          </table:table-cell>
          <table:table-cell office:value-type="float" office:value="33414.39805">
            <text:p>33414.3980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weden</text:p>
          </table:table-cell>
          <table:table-cell office:value-type="float" office:value="0.897818201915833">
            <text:p>0.8978182019</text:p>
          </table:table-cell>
          <table:table-cell office:value-type="float" office:value="81.818">
            <text:p>81.818</text:p>
          </table:table-cell>
          <table:table-cell office:value-type="float" office:value="11.73735">
            <text:p>11.73735</text:p>
          </table:table-cell>
          <table:table-cell office:value-type="float" office:value="15.8">
            <text:p>15.8</text:p>
          </table:table-cell>
          <table:table-cell office:value-type="float" office:value="43201.3531">
            <text:p>43201.353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Iceland</text:p>
          </table:table-cell>
          <table:table-cell office:value-type="float" office:value="0.89469373403341">
            <text:p>0.894693734</text:p>
          </table:table-cell>
          <table:table-cell office:value-type="float" office:value="82.086">
            <text:p>82.086</text:p>
          </table:table-cell>
          <table:table-cell office:value-type="float" office:value="10.406">
            <text:p>10.406</text:p>
          </table:table-cell>
          <table:table-cell office:value-type="float" office:value="18.7">
            <text:p>18.7</text:p>
          </table:table-cell>
          <table:table-cell office:value-type="float" office:value="35116.45801">
            <text:p>35116.4580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United Kingdom</text:p>
          </table:table-cell>
          <table:table-cell office:value-type="float" office:value="0.891725911002765">
            <text:p>0.891725911</text:p>
          </table:table-cell>
          <table:table-cell office:value-type="float" office:value="80.547">
            <text:p>80.547</text:p>
          </table:table-cell>
          <table:table-cell office:value-type="float" office:value="12.30780435">
            <text:p>12.30780435</text:p>
          </table:table-cell>
          <table:table-cell office:value-type="float" office:value="16.2">
            <text:p>16.2</text:p>
          </table:table-cell>
          <table:table-cell office:value-type="float" office:value="35001.63498">
            <text:p>35001.6349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Hong Kong, China (SAR)</text:p>
          </table:table-cell>
          <table:table-cell office:value-type="float" office:value="0.891128639248932">
            <text:p>0.8911286392</text:p>
          </table:table-cell>
          <table:table-cell office:value-type="float" office:value="83.378">
            <text:p>83.378</text:p>
          </table:table-cell>
          <table:table-cell office:value-type="float" office:value="10.021">
            <text:p>10.021</text:p>
          </table:table-cell>
          <table:table-cell office:value-type="float" office:value="15.6">
            <text:p>15.6</text:p>
          </table:table-cell>
          <table:table-cell office:value-type="float" office:value="52383.44586">
            <text:p>52383.4458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Korea (Republic of)</text:p>
          </table:table-cell>
          <table:table-cell office:value-type="float" office:value="0.890669323936387">
            <text:p>0.8906693239</text:p>
          </table:table-cell>
          <table:table-cell office:value-type="float" office:value="81.535">
            <text:p>81.535</text:p>
          </table:table-cell>
          <table:table-cell office:value-type="float" office:value="11.7686224">
            <text:p>11.7686224</text:p>
          </table:table-cell>
          <table:table-cell office:value-type="float" office:value="17">
            <text:p>17</text:p>
          </table:table-cell>
          <table:table-cell office:value-type="float" office:value="30345.34975">
            <text:p>30345.3497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Japan</text:p>
          </table:table-cell>
          <table:table-cell office:value-type="float" office:value="0.890086070325598">
            <text:p>0.8900860703</text:p>
          </table:table-cell>
          <table:table-cell office:value-type="float" office:value="83.58">
            <text:p>83.58</text:p>
          </table:table-cell>
          <table:table-cell office:value-type="float" office:value="11.49">
            <text:p>11.49</text:p>
          </table:table-cell>
          <table:table-cell office:value-type="float" office:value="15.3">
            <text:p>15.3</text:p>
          </table:table-cell>
          <table:table-cell office:value-type="float" office:value="36746.82578">
            <text:p>36746.8257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Liechtenstein</text:p>
          </table:table-cell>
          <table:table-cell office:value-type="float" office:value="0.888626625340455">
            <text:p>0.8886266253</text:p>
          </table:table-cell>
          <table:table-cell office:value-type="float" office:value="79.893">
            <text:p>79.893</text:p>
          </table:table-cell>
          <table:table-cell office:value-type="float" office:value="10.263">
            <text:p>10.263</text:p>
          </table:table-cell>
          <table:table-cell office:value-type="float" office:value="15.1">
            <text:p>15.1</text:p>
          </table:table-cell>
          <table:table-cell office:value-type="float" office:value="87085.08942">
            <text:p>87085.0894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Israel</text:p>
          </table:table-cell>
          <table:table-cell office:value-type="float" office:value="0.887762596884947">
            <text:p>0.8877625969</text:p>
          </table:table-cell>
          <table:table-cell office:value-type="float" office:value="81.801">
            <text:p>81.801</text:p>
          </table:table-cell>
          <table:table-cell office:value-type="float" office:value="12.54470158">
            <text:p>12.54470158</text:p>
          </table:table-cell>
          <table:table-cell office:value-type="float" office:value="15.7">
            <text:p>15.7</text:p>
          </table:table-cell>
          <table:table-cell office:value-type="float" office:value="29966.20483">
            <text:p>29966.2048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France</text:p>
          </table:table-cell>
          <table:table-cell office:value-type="float" office:value="0.884325552004361">
            <text:p>0.884325552</text:p>
          </table:table-cell>
          <table:table-cell office:value-type="float" office:value="81.81">
            <text:p>81.81</text:p>
          </table:table-cell>
          <table:table-cell office:value-type="float" office:value="11.13314915">
            <text:p>11.13314915</text:p>
          </table:table-cell>
          <table:table-cell office:value-type="float" office:value="16">
            <text:p>16</text:p>
          </table:table-cell>
          <table:table-cell office:value-type="float" office:value="36628.78463">
            <text:p>36628.7846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ustria</text:p>
          </table:table-cell>
          <table:table-cell office:value-type="float" office:value="0.881209839263344">
            <text:p>0.8812098393</text:p>
          </table:table-cell>
          <table:table-cell office:value-type="float" office:value="81.137">
            <text:p>81.137</text:p>
          </table:table-cell>
          <table:table-cell office:value-type="float" office:value="10.83443082">
            <text:p>10.83443082</text:p>
          </table:table-cell>
          <table:table-cell office:value-type="float" office:value="15.6">
            <text:p>15.6</text:p>
          </table:table-cell>
          <table:table-cell office:value-type="float" office:value="42929.64065">
            <text:p>42929.6406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elgium</text:p>
          </table:table-cell>
          <table:table-cell office:value-type="float" office:value="0.880780038064078">
            <text:p>0.8807800381</text:p>
          </table:table-cell>
          <table:table-cell office:value-type="float" office:value="80.548">
            <text:p>80.548</text:p>
          </table:table-cell>
          <table:table-cell office:value-type="float" office:value="10.86875064">
            <text:p>10.86875064</text:p>
          </table:table-cell>
          <table:table-cell office:value-type="float" office:value="16.2">
            <text:p>16.2</text:p>
          </table:table-cell>
          <table:table-cell office:value-type="float" office:value="39470.90422">
            <text:p>39470.9042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Luxembourg</text:p>
          </table:table-cell>
          <table:table-cell office:value-type="float" office:value="0.880920727820218">
            <text:p>0.8809207278</text:p>
          </table:table-cell>
          <table:table-cell office:value-type="float" office:value="80.547">
            <text:p>80.547</text:p>
          </table:table-cell>
          <table:table-cell office:value-type="float" office:value="11.27999799">
            <text:p>11.27999799</text:p>
          </table:table-cell>
          <table:table-cell office:value-type="float" office:value="13.9">
            <text:p>13.9</text:p>
          </table:table-cell>
          <table:table-cell office:value-type="float" office:value="58694.71929">
            <text:p>58694.7192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Finland</text:p>
          </table:table-cell>
          <table:table-cell office:value-type="float" office:value="0.879024287078754">
            <text:p>0.8790242871</text:p>
          </table:table-cell>
          <table:table-cell office:value-type="float" office:value="80.535">
            <text:p>80.535</text:p>
          </table:table-cell>
          <table:table-cell office:value-type="float" office:value="10.286">
            <text:p>10.286</text:p>
          </table:table-cell>
          <table:table-cell office:value-type="float" office:value="17">
            <text:p>17</text:p>
          </table:table-cell>
          <table:table-cell office:value-type="float" office:value="37366.06616">
            <text:p>37366.0661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lovenia</text:p>
          </table:table-cell>
          <table:table-cell office:value-type="float" office:value="0.874292762936625">
            <text:p>0.8742927629</text:p>
          </table:table-cell>
          <table:table-cell office:value-type="float" office:value="79.591">
            <text:p>79.591</text:p>
          </table:table-cell>
          <table:table-cell office:value-type="float" office:value="11.89249992">
            <text:p>11.89249992</text:p>
          </table:table-cell>
          <table:table-cell office:value-type="float" office:value="16.8">
            <text:p>16.8</text:p>
          </table:table-cell>
          <table:table-cell office:value-type="float" office:value="26808.59812">
            <text:p>26808.5981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Italy</text:p>
          </table:table-cell>
          <table:table-cell office:value-type="float" office:value="0.871808806940486">
            <text:p>0.8718088069</text:p>
          </table:table-cell>
          <table:table-cell office:value-type="float" office:value="82.385">
            <text:p>82.385</text:p>
          </table:table-cell>
          <table:table-cell office:value-type="float" office:value="10.10184065">
            <text:p>10.10184065</text:p>
          </table:table-cell>
          <table:table-cell office:value-type="float" office:value="16.3">
            <text:p>16.3</text:p>
          </table:table-cell>
          <table:table-cell office:value-type="float" office:value="32668.98823">
            <text:p>32668.9882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pain</text:p>
          </table:table-cell>
          <table:table-cell office:value-type="float" office:value="0.868910783796001">
            <text:p>0.8689107838</text:p>
          </table:table-cell>
          <table:table-cell office:value-type="float" office:value="82.1">
            <text:p>82.1</text:p>
          </table:table-cell>
          <table:table-cell office:value-type="float" office:value="9.58190918">
            <text:p>9.58190918</text:p>
          </table:table-cell>
          <table:table-cell office:value-type="float" office:value="17.1">
            <text:p>17.1</text:p>
          </table:table-cell>
          <table:table-cell office:value-type="float" office:value="30561.46907">
            <text:p>30561.4690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zech Republic</text:p>
          </table:table-cell>
          <table:table-cell office:value-type="float" office:value="0.861342063904772">
            <text:p>0.8613420639</text:p>
          </table:table-cell>
          <table:table-cell office:value-type="float" office:value="77.69">
            <text:p>77.69</text:p>
          </table:table-cell>
          <table:table-cell office:value-type="float" office:value="12.32">
            <text:p>12.32</text:p>
          </table:table-cell>
          <table:table-cell office:value-type="float" office:value="16.4">
            <text:p>16.4</text:p>
          </table:table-cell>
          <table:table-cell office:value-type="float" office:value="24534.54753">
            <text:p>24534.5475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Greece</text:p>
          </table:table-cell>
          <table:table-cell office:value-type="float" office:value="0.852664377641854">
            <text:p>0.8526643776</text:p>
          </table:table-cell>
          <table:table-cell office:value-type="float" office:value="80.77">
            <text:p>80.77</text:p>
          </table:table-cell>
          <table:table-cell office:value-type="float" office:value="10.15965652">
            <text:p>10.15965652</text:p>
          </table:table-cell>
          <table:table-cell office:value-type="float" office:value="16.5">
            <text:p>16.5</text:p>
          </table:table-cell>
          <table:table-cell office:value-type="float" office:value="24657.99309">
            <text:p>24657.9930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runei Darussalam</text:p>
          </table:table-cell>
          <table:table-cell office:value-type="float" office:value="0.851822888226339">
            <text:p>0.8518228882</text:p>
          </table:table-cell>
          <table:table-cell office:value-type="float" office:value="78.547">
            <text:p>78.547</text:p>
          </table:table-cell>
          <table:table-cell office:value-type="float" office:value="8.68">
            <text:p>8.68</text:p>
          </table:table-cell>
          <table:table-cell office:value-type="float" office:value="14.5">
            <text:p>14.5</text:p>
          </table:table-cell>
          <table:table-cell office:value-type="float" office:value="70883.48">
            <text:p>70883.4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Qatar</text:p>
          </table:table-cell>
          <table:table-cell office:value-type="float" office:value="0.850742672707731">
            <text:p>0.8507426727</text:p>
          </table:table-cell>
          <table:table-cell office:value-type="float" office:value="78.369">
            <text:p>78.369</text:p>
          </table:table-cell>
          <table:table-cell office:value-type="float" office:value="9.070602417">
            <text:p>9.070602417</text:p>
          </table:table-cell>
          <table:table-cell office:value-type="float" office:value="13.8">
            <text:p>13.8</text:p>
          </table:table-cell>
          <table:table-cell office:value-type="float" office:value="119029.1156">
            <text:p>119029.115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Cyprus</text:p>
          </table:table-cell>
          <table:table-cell office:value-type="float" office:value="0.845018727370998">
            <text:p>0.8450187274</text:p>
          </table:table-cell>
          <table:table-cell office:value-type="float" office:value="79.841">
            <text:p>79.841</text:p>
          </table:table-cell>
          <table:table-cell office:value-type="float" office:value="11.61928463">
            <text:p>11.61928463</text:p>
          </table:table-cell>
          <table:table-cell office:value-type="float" office:value="14">
            <text:p>14</text:p>
          </table:table-cell>
          <table:table-cell office:value-type="float" office:value="26770.72646">
            <text:p>26770.72646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Estonia</text:p>
          </table:table-cell>
          <table:table-cell office:value-type="float" office:value="0.839900810809903">
            <text:p>0.8399008108</text:p>
          </table:table-cell>
          <table:table-cell office:value-type="float" office:value="74.441">
            <text:p>74.441</text:p>
          </table:table-cell>
          <table:table-cell office:value-type="float" office:value="12.006">
            <text:p>12.006</text:p>
          </table:table-cell>
          <table:table-cell office:value-type="float" office:value="16.5">
            <text:p>16.5</text:p>
          </table:table-cell>
          <table:table-cell office:value-type="float" office:value="23387.24001">
            <text:p>23387.24001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audi Arabia</text:p>
          </table:table-cell>
          <table:table-cell office:value-type="float" office:value="0.835530674764727">
            <text:p>0.8355306748</text:p>
          </table:table-cell>
          <table:table-cell office:value-type="float" office:value="75.479">
            <text:p>75.479</text:p>
          </table:table-cell>
          <table:table-cell office:value-type="float" office:value="8.695222916">
            <text:p>8.695222916</text:p>
          </table:table-cell>
          <table:table-cell office:value-type="float" office:value="15.6">
            <text:p>15.6</text:p>
          </table:table-cell>
          <table:table-cell office:value-type="float" office:value="52109.35987">
            <text:p>52109.3598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Lithuania</text:p>
          </table:table-cell>
          <table:table-cell office:value-type="float" office:value="0.834285625619551">
            <text:p>0.8342856256</text:p>
          </table:table-cell>
          <table:table-cell office:value-type="float" office:value="72.11">
            <text:p>72.11</text:p>
          </table:table-cell>
          <table:table-cell office:value-type="float" office:value="12.38313007">
            <text:p>12.38313007</text:p>
          </table:table-cell>
          <table:table-cell office:value-type="float" office:value="16.7">
            <text:p>16.7</text:p>
          </table:table-cell>
          <table:table-cell office:value-type="float" office:value="23740.30577">
            <text:p>23740.3057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oland</text:p>
          </table:table-cell>
          <table:table-cell office:value-type="float" office:value="0.834217683087449">
            <text:p>0.8342176831</text:p>
          </table:table-cell>
          <table:table-cell office:value-type="float" office:value="76.408">
            <text:p>76.408</text:p>
          </table:table-cell>
          <table:table-cell office:value-type="float" office:value="11.82433128">
            <text:p>11.82433128</text:p>
          </table:table-cell>
          <table:table-cell office:value-type="float" office:value="15.5">
            <text:p>15.5</text:p>
          </table:table-cell>
          <table:table-cell office:value-type="float" office:value="21487.18361">
            <text:p>21487.1836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Andorra</text:p>
          </table:table-cell>
          <table:table-cell office:value-type="float" office:value="0.830264849188601">
            <text:p>0.8302648492</text:p>
          </table:table-cell>
          <table:table-cell office:value-type="float" office:value="81.173">
            <text:p>81.173</text:p>
          </table:table-cell>
          <table:table-cell office:value-type="float" office:value="10.382">
            <text:p>10.382</text:p>
          </table:table-cell>
          <table:table-cell office:value-type="float" office:value="11.67192">
            <text:p>11.67192</text:p>
          </table:table-cell>
          <table:table-cell office:value-type="float" office:value="40597.12481">
            <text:p>40597.1248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Slovakia</text:p>
          </table:table-cell>
          <table:table-cell office:value-type="float" office:value="0.829877297245405">
            <text:p>0.8298772972</text:p>
          </table:table-cell>
          <table:table-cell office:value-type="float" office:value="75.397">
            <text:p>75.397</text:p>
          </table:table-cell>
          <table:table-cell office:value-type="float" office:value="11.563">
            <text:p>11.563</text:p>
          </table:table-cell>
          <table:table-cell office:value-type="float" office:value="15">
            <text:p>15</text:p>
          </table:table-cell>
          <table:table-cell office:value-type="float" office:value="25336.06827">
            <text:p>25336.0682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Malta</text:p>
          </table:table-cell>
          <table:table-cell office:value-type="float" office:value="0.828909442851054">
            <text:p>0.8289094429</text:p>
          </table:table-cell>
          <table:table-cell office:value-type="float" office:value="79.75">
            <text:p>79.75</text:p>
          </table:table-cell>
          <table:table-cell office:value-type="float" office:value="9.892807007">
            <text:p>9.892807007</text:p>
          </table:table-cell>
          <table:table-cell office:value-type="float" office:value="14.5">
            <text:p>14.5</text:p>
          </table:table-cell>
          <table:table-cell office:value-type="float" office:value="27022.18358">
            <text:p>27022.1835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United Arab Emirates</text:p>
          </table:table-cell>
          <table:table-cell office:value-type="float" office:value="0.82716939978471">
            <text:p>0.8271693998</text:p>
          </table:table-cell>
          <table:table-cell office:value-type="float" office:value="76.841">
            <text:p>76.841</text:p>
          </table:table-cell>
          <table:table-cell office:value-type="float" office:value="9.088115289">
            <text:p>9.088115289</text:p>
          </table:table-cell>
          <table:table-cell office:value-type="float" office:value="13.33">
            <text:p>13.33</text:p>
          </table:table-cell>
          <table:table-cell office:value-type="float" office:value="58068.21812">
            <text:p>58068.21812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Chile</text:p>
          </table:table-cell>
          <table:table-cell office:value-type="float" office:value="0.821583889802742">
            <text:p>0.8215838898</text:p>
          </table:table-cell>
          <table:table-cell office:value-type="float" office:value="79.955">
            <text:p>79.955</text:p>
          </table:table-cell>
          <table:table-cell office:value-type="float" office:value="9.786924362">
            <text:p>9.786924362</text:p>
          </table:table-cell>
          <table:table-cell office:value-type="float" office:value="15.1">
            <text:p>15.1</text:p>
          </table:table-cell>
          <table:table-cell office:value-type="float" office:value="20804.03058">
            <text:p>20804.03058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ortugal</text:p>
          </table:table-cell>
          <table:table-cell office:value-type="float" office:value="0.82232943763075">
            <text:p>0.8223294376</text:p>
          </table:table-cell>
          <table:table-cell office:value-type="float" office:value="79.945">
            <text:p>79.945</text:p>
          </table:table-cell>
          <table:table-cell office:value-type="float" office:value="8.245105743">
            <text:p>8.245105743</text:p>
          </table:table-cell>
          <table:table-cell office:value-type="float" office:value="16.3">
            <text:p>16.3</text:p>
          </table:table-cell>
          <table:table-cell office:value-type="float" office:value="24130.06783">
            <text:p>24130.0678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Hungary</text:p>
          </table:table-cell>
          <table:table-cell office:value-type="float" office:value="0.818057626051209">
            <text:p>0.8180576261</text:p>
          </table:table-cell>
          <table:table-cell office:value-type="float" office:value="74.62">
            <text:p>74.62</text:p>
          </table:table-cell>
          <table:table-cell office:value-type="float" office:value="11.31347971">
            <text:p>11.31347971</text:p>
          </table:table-cell>
          <table:table-cell office:value-type="float" office:value="15.4">
            <text:p>15.4</text:p>
          </table:table-cell>
          <table:table-cell office:value-type="float" office:value="21239.12836">
            <text:p>21239.12836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Bahrain</text:p>
          </table:table-cell>
          <table:table-cell office:value-type="float" office:value="0.815328887982138">
            <text:p>0.815328888</text:p>
          </table:table-cell>
          <table:table-cell office:value-type="float" office:value="76.608">
            <text:p>76.608</text:p>
          </table:table-cell>
          <table:table-cell office:value-type="float" office:value="9.419">
            <text:p>9.419</text:p>
          </table:table-cell>
          <table:table-cell office:value-type="float" office:value="14.4">
            <text:p>14.4</text:p>
          </table:table-cell>
          <table:table-cell office:value-type="float" office:value="32072.13">
            <text:p>32072.1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Cuba</text:p>
          </table:table-cell>
          <table:table-cell office:value-type="float" office:value="0.814962921323418">
            <text:p>0.8149629213</text:p>
          </table:table-cell>
          <table:table-cell office:value-type="float" office:value="79.262">
            <text:p>79.262</text:p>
          </table:table-cell>
          <table:table-cell office:value-type="float" office:value="10.203">
            <text:p>10.203</text:p>
          </table:table-cell>
          <table:table-cell office:value-type="float" office:value="14.5">
            <text:p>14.5</text:p>
          </table:table-cell>
          <table:table-cell office:value-type="float" office:value="19844.09546">
            <text:p>19844.09546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Kuwait</text:p>
          </table:table-cell>
          <table:table-cell office:value-type="float" office:value="0.814004313769636">
            <text:p>0.8140043138</text:p>
          </table:table-cell>
          <table:table-cell office:value-type="float" office:value="74.288">
            <text:p>74.288</text:p>
          </table:table-cell>
          <table:table-cell office:value-type="float" office:value="7.206958294">
            <text:p>7.206958294</text:p>
          </table:table-cell>
          <table:table-cell office:value-type="float" office:value="14.6">
            <text:p>14.6</text:p>
          </table:table-cell>
          <table:table-cell office:value-type="float" office:value="85819.68145">
            <text:p>85819.6814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Croatia</text:p>
          </table:table-cell>
          <table:table-cell office:value-type="float" office:value="0.81230986089144">
            <text:p>0.8123098609</text:p>
          </table:table-cell>
          <table:table-cell office:value-type="float" office:value="77.048">
            <text:p>77.048</text:p>
          </table:table-cell>
          <table:table-cell office:value-type="float" office:value="11.02670097">
            <text:p>11.02670097</text:p>
          </table:table-cell>
          <table:table-cell office:value-type="float" office:value="14.5">
            <text:p>14.5</text:p>
          </table:table-cell>
          <table:table-cell office:value-type="float" office:value="19024.92848">
            <text:p>19024.9284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Latvia</text:p>
          </table:table-cell>
          <table:table-cell office:value-type="float" office:value="0.810479687260151">
            <text:p>0.8104796873</text:p>
          </table:table-cell>
          <table:table-cell office:value-type="float" office:value="72.15">
            <text:p>72.15</text:p>
          </table:table-cell>
          <table:table-cell office:value-type="float" office:value="11.47896866">
            <text:p>11.47896866</text:p>
          </table:table-cell>
          <table:table-cell office:value-type="float" office:value="15.5">
            <text:p>15.5</text:p>
          </table:table-cell>
          <table:table-cell office:value-type="float" office:value="22185.73487">
            <text:p>22185.7348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Argentina</text:p>
          </table:table-cell>
          <table:table-cell office:value-type="float" office:value="0.808304171317885">
            <text:p>0.8083041713</text:p>
          </table:table-cell>
          <table:table-cell office:value-type="float" office:value="76.305">
            <text:p>76.305</text:p>
          </table:table-cell>
          <table:table-cell office:value-type="float" office:value="9.83">
            <text:p>9.83</text:p>
          </table:table-cell>
          <table:table-cell office:value-type="float" office:value="16.4">
            <text:p>16.4</text:p>
          </table:table-cell>
          <table:table-cell office:value-type="float" office:value="17296.70106">
            <text:p>17296.7010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Uruguay</text:p>
          </table:table-cell>
          <table:table-cell office:value-type="float" office:value="0.789709960559839">
            <text:p>0.7897099606</text:p>
          </table:table-cell>
          <table:table-cell office:value-type="float" office:value="77.23">
            <text:p>77.23</text:p>
          </table:table-cell>
          <table:table-cell office:value-type="float" office:value="8.451206207">
            <text:p>8.451206207</text:p>
          </table:table-cell>
          <table:table-cell office:value-type="float" office:value="15.5">
            <text:p>15.5</text:p>
          </table:table-cell>
          <table:table-cell office:value-type="float" office:value="18108.10801">
            <text:p>18108.10801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Bahamas</text:p>
          </table:table-cell>
          <table:table-cell office:value-type="float" office:value="0.789361161859607">
            <text:p>0.7893611619</text:p>
          </table:table-cell>
          <table:table-cell office:value-type="float" office:value="75.237">
            <text:p>75.237</text:p>
          </table:table-cell>
          <table:table-cell office:value-type="float" office:value="10.94454861">
            <text:p>10.94454861</text:p>
          </table:table-cell>
          <table:table-cell office:value-type="float" office:value="12.56891">
            <text:p>12.56891</text:p>
          </table:table-cell>
          <table:table-cell office:value-type="float" office:value="21414.27291">
            <text:p>21414.27291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Montenegro</text:p>
          </table:table-cell>
          <table:table-cell office:value-type="float" office:value="0.789381628877053">
            <text:p>0.7893816289</text:p>
          </table:table-cell>
          <table:table-cell office:value-type="float" office:value="74.821">
            <text:p>74.821</text:p>
          </table:table-cell>
          <table:table-cell office:value-type="float" office:value="10.54">
            <text:p>10.54</text:p>
          </table:table-cell>
          <table:table-cell office:value-type="float" office:value="15.2">
            <text:p>15.2</text:p>
          </table:table-cell>
          <table:table-cell office:value-type="float" office:value="14710.23016">
            <text:p>14710.23016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Belarus</text:p>
          </table:table-cell>
          <table:table-cell office:value-type="float" office:value="0.785807784247101">
            <text:p>0.7858077842</text:p>
          </table:table-cell>
          <table:table-cell office:value-type="float" office:value="69.928">
            <text:p>69.928</text:p>
          </table:table-cell>
          <table:table-cell office:value-type="float" office:value="11.5161916">
            <text:p>11.5161916</text:p>
          </table:table-cell>
          <table:table-cell office:value-type="float" office:value="15.7">
            <text:p>15.7</text:p>
          </table:table-cell>
          <table:table-cell office:value-type="float" office:value="16403.21534">
            <text:p>16403.21534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Romania</text:p>
          </table:table-cell>
          <table:table-cell office:value-type="float" office:value="0.784527514986918">
            <text:p>0.784527515</text:p>
          </table:table-cell>
          <table:table-cell office:value-type="float" office:value="73.831">
            <text:p>73.831</text:p>
          </table:table-cell>
          <table:table-cell office:value-type="float" office:value="10.68682861">
            <text:p>10.68682861</text:p>
          </table:table-cell>
          <table:table-cell office:value-type="float" office:value="14.1">
            <text:p>14.1</text:p>
          </table:table-cell>
          <table:table-cell office:value-type="float" office:value="17432.66228">
            <text:p>17432.66228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Libya</text:p>
          </table:table-cell>
          <table:table-cell office:value-type="float" office:value="0.784378841035196">
            <text:p>0.784378841</text:p>
          </table:table-cell>
          <table:table-cell office:value-type="float" office:value="75.325">
            <text:p>75.325</text:p>
          </table:table-cell>
          <table:table-cell office:value-type="float" office:value="7.52">
            <text:p>7.52</text:p>
          </table:table-cell>
          <table:table-cell office:value-type="float" office:value="16.1">
            <text:p>16.1</text:p>
          </table:table-cell>
          <table:table-cell office:value-type="float" office:value="21665.64119">
            <text:p>21665.64119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Oman</text:p>
          </table:table-cell>
          <table:table-cell office:value-type="float" office:value="0.782571501097598">
            <text:p>0.7825715011</text:p>
          </table:table-cell>
          <table:table-cell office:value-type="float" office:value="76.552">
            <text:p>76.552</text:p>
          </table:table-cell>
          <table:table-cell office:value-type="float" office:value="6.765040165">
            <text:p>6.765040165</text:p>
          </table:table-cell>
          <table:table-cell office:value-type="float" office:value="13.6">
            <text:p>13.6</text:p>
          </table:table-cell>
          <table:table-cell office:value-type="float" office:value="42191.36">
            <text:p>42191.36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Russian Federation</text:p>
          </table:table-cell>
          <table:table-cell office:value-type="float" office:value="0.778302805225662">
            <text:p>0.7783028052</text:p>
          </table:table-cell>
          <table:table-cell office:value-type="float" office:value="67.979">
            <text:p>67.979</text:p>
          </table:table-cell>
          <table:table-cell office:value-type="float" office:value="11.732">
            <text:p>11.732</text:p>
          </table:table-cell>
          <table:table-cell office:value-type="float" office:value="14">
            <text:p>14</text:p>
          </table:table-cell>
          <table:table-cell office:value-type="float" office:value="22616.57529">
            <text:p>22616.5752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Bulgaria</text:p>
          </table:table-cell>
          <table:table-cell office:value-type="float" office:value="0.777361921851794">
            <text:p>0.7773619219</text:p>
          </table:table-cell>
          <table:table-cell office:value-type="float" office:value="73.549">
            <text:p>73.549</text:p>
          </table:table-cell>
          <table:table-cell office:value-type="float" office:value="10.56554948">
            <text:p>10.56554948</text:p>
          </table:table-cell>
          <table:table-cell office:value-type="float" office:value="14.3">
            <text:p>14.3</text:p>
          </table:table-cell>
          <table:table-cell office:value-type="float" office:value="15401.57959">
            <text:p>15401.57959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Barbados</text:p>
          </table:table-cell>
          <table:table-cell office:value-type="float" office:value="0.776212433462368">
            <text:p>0.7762124335</text:p>
          </table:table-cell>
          <table:table-cell office:value-type="float" office:value="75.37">
            <text:p>75.37</text:p>
          </table:table-cell>
          <table:table-cell office:value-type="float" office:value="9.36">
            <text:p>9.36</text:p>
          </table:table-cell>
          <table:table-cell office:value-type="float" office:value="15.4">
            <text:p>15.4</text:p>
          </table:table-cell>
          <table:table-cell office:value-type="float" office:value="13603.98104">
            <text:p>13603.981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alau</text:p>
          </table:table-cell>
          <table:table-cell office:value-type="float" office:value="0.774805485918568">
            <text:p>0.7748054859</text:p>
          </table:table-cell>
          <table:table-cell office:value-type="float" office:value="72.412">
            <text:p>72.412</text:p>
          </table:table-cell>
          <table:table-cell office:value-type="float" office:value="12.18613198">
            <text:p>12.18613198</text:p>
          </table:table-cell>
          <table:table-cell office:value-type="float" office:value="13.7">
            <text:p>13.7</text:p>
          </table:table-cell>
          <table:table-cell office:value-type="float" office:value="12822.57978">
            <text:p>12822.57978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Antigua and Barbuda</text:p>
          </table:table-cell>
          <table:table-cell office:value-type="float" office:value="0.774010047304126">
            <text:p>0.7740100473</text:p>
          </table:table-cell>
          <table:table-cell office:value-type="float" office:value="75.954">
            <text:p>75.954</text:p>
          </table:table-cell>
          <table:table-cell office:value-type="float" office:value="8.93">
            <text:p>8.93</text:p>
          </table:table-cell>
          <table:table-cell office:value-type="float" office:value="13.8">
            <text:p>13.8</text:p>
          </table:table-cell>
          <table:table-cell office:value-type="float" office:value="18800.31725">
            <text:p>18800.31725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Malaysia</text:p>
          </table:table-cell>
          <table:table-cell office:value-type="float" office:value="0.772907041410269">
            <text:p>0.7729070414</text:p>
          </table:table-cell>
          <table:table-cell office:value-type="float" office:value="75.017">
            <text:p>75.017</text:p>
          </table:table-cell>
          <table:table-cell office:value-type="float" office:value="9.533">
            <text:p>9.533</text:p>
          </table:table-cell>
          <table:table-cell office:value-type="float" office:value="12.7">
            <text:p>12.7</text:p>
          </table:table-cell>
          <table:table-cell office:value-type="float" office:value="21823.93071">
            <text:p>21823.9307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Mauritius</text:p>
          </table:table-cell>
          <table:table-cell office:value-type="float" office:value="0.771001932696506">
            <text:p>0.7710019327</text:p>
          </table:table-cell>
          <table:table-cell office:value-type="float" office:value="73.613">
            <text:p>73.613</text:p>
          </table:table-cell>
          <table:table-cell office:value-type="float" office:value="8.542904854">
            <text:p>8.542904854</text:p>
          </table:table-cell>
          <table:table-cell office:value-type="float" office:value="15.6">
            <text:p>15.6</text:p>
          </table:table-cell>
          <table:table-cell office:value-type="float" office:value="16776.89988">
            <text:p>16776.89988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Trinidad and Tobago</text:p>
          </table:table-cell>
          <table:table-cell office:value-type="float" office:value="0.76582320510652">
            <text:p>0.7658232051</text:p>
          </table:table-cell>
          <table:table-cell office:value-type="float" office:value="69.865">
            <text:p>69.865</text:p>
          </table:table-cell>
          <table:table-cell office:value-type="float" office:value="10.75962067">
            <text:p>10.75962067</text:p>
          </table:table-cell>
          <table:table-cell office:value-type="float" office:value="12.3">
            <text:p>12.3</text:p>
          </table:table-cell>
          <table:table-cell office:value-type="float" office:value="25325.05924">
            <text:p>25325.05924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Lebanon</text:p>
          </table:table-cell>
          <table:table-cell office:value-type="float" office:value="0.765014463081031">
            <text:p>0.7650144631</text:p>
          </table:table-cell>
          <table:table-cell office:value-type="float" office:value="80.007">
            <text:p>80.007</text:p>
          </table:table-cell>
          <table:table-cell office:value-type="float" office:value="7.917283708">
            <text:p>7.917283708</text:p>
          </table:table-cell>
          <table:table-cell office:value-type="float" office:value="13.2">
            <text:p>13.2</text:p>
          </table:table-cell>
          <table:table-cell office:value-type="float" office:value="16263.34383">
            <text:p>16263.3438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Panama</text:p>
          </table:table-cell>
          <table:table-cell office:value-type="float" office:value="0.765362295282062">
            <text:p>0.7653622953</text:p>
          </table:table-cell>
          <table:table-cell office:value-type="float" office:value="77.556">
            <text:p>77.556</text:p>
          </table:table-cell>
          <table:table-cell office:value-type="float" office:value="9.389">
            <text:p>9.389</text:p>
          </table:table-cell>
          <table:table-cell office:value-type="float" office:value="12.4">
            <text:p>12.4</text:p>
          </table:table-cell>
          <table:table-cell office:value-type="float" office:value="16379.0044">
            <text:p>16379.004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Venezuela (Bolivarian Republic of)</text:p>
          </table:table-cell>
          <table:table-cell office:value-type="float" office:value="0.763665244178319">
            <text:p>0.7636652442</text:p>
          </table:table-cell>
          <table:table-cell office:value-type="float" office:value="74.633">
            <text:p>74.633</text:p>
          </table:table-cell>
          <table:table-cell office:value-type="float" office:value="8.641145183">
            <text:p>8.641145183</text:p>
          </table:table-cell>
          <table:table-cell office:value-type="float" office:value="14.2">
            <text:p>14.2</text:p>
          </table:table-cell>
          <table:table-cell office:value-type="float" office:value="17066.61958">
            <text:p>17066.61958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Costa Rica</text:p>
          </table:table-cell>
          <table:table-cell office:value-type="float" office:value="0.762537255894071">
            <text:p>0.7625372559</text:p>
          </table:table-cell>
          <table:table-cell office:value-type="float" office:value="79.93">
            <text:p>79.93</text:p>
          </table:table-cell>
          <table:table-cell office:value-type="float" office:value="8.367648125">
            <text:p>8.367648125</text:p>
          </table:table-cell>
          <table:table-cell office:value-type="float" office:value="13.5">
            <text:p>13.5</text:p>
          </table:table-cell>
          <table:table-cell office:value-type="float" office:value="13011.71351">
            <text:p>13011.7135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urkey</text:p>
          </table:table-cell>
          <table:table-cell office:value-type="float" office:value="0.758635955743596">
            <text:p>0.7586359557</text:p>
          </table:table-cell>
          <table:table-cell office:value-type="float" office:value="75.259">
            <text:p>75.259</text:p>
          </table:table-cell>
          <table:table-cell office:value-type="float" office:value="7.560710907">
            <text:p>7.560710907</text:p>
          </table:table-cell>
          <table:table-cell office:value-type="float" office:value="14.4">
            <text:p>14.4</text:p>
          </table:table-cell>
          <table:table-cell office:value-type="float" office:value="18391.39666">
            <text:p>18391.3966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Kazakhstan</text:p>
          </table:table-cell>
          <table:table-cell office:value-type="float" office:value="0.757371246424611">
            <text:p>0.7573712464</text:p>
          </table:table-cell>
          <table:table-cell office:value-type="float" office:value="66.536">
            <text:p>66.536</text:p>
          </table:table-cell>
          <table:table-cell office:value-type="float" office:value="10.368">
            <text:p>10.368</text:p>
          </table:table-cell>
          <table:table-cell office:value-type="float" office:value="15">
            <text:p>15</text:p>
          </table:table-cell>
          <table:table-cell office:value-type="float" office:value="19440.651">
            <text:p>19440.65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Mexico</text:p>
          </table:table-cell>
          <table:table-cell office:value-type="float" office:value="0.755830116891803">
            <text:p>0.7558301169</text:p>
          </table:table-cell>
          <table:table-cell office:value-type="float" office:value="77.501">
            <text:p>77.501</text:p>
          </table:table-cell>
          <table:table-cell office:value-type="float" office:value="8.468326569">
            <text:p>8.468326569</text:p>
          </table:table-cell>
          <table:table-cell office:value-type="float" office:value="12.8">
            <text:p>12.8</text:p>
          </table:table-cell>
          <table:table-cell office:value-type="float" office:value="15854.09112">
            <text:p>15854.09112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Seychelles</text:p>
          </table:table-cell>
          <table:table-cell office:value-type="float" office:value="0.756439951605951">
            <text:p>0.7564399516</text:p>
          </table:table-cell>
          <table:table-cell office:value-type="float" office:value="73.187">
            <text:p>73.187</text:p>
          </table:table-cell>
          <table:table-cell office:value-type="float" office:value="9.4112">
            <text:p>9.4112</text:p>
          </table:table-cell>
          <table:table-cell office:value-type="float" office:value="11.6">
            <text:p>11.6</text:p>
          </table:table-cell>
          <table:table-cell office:value-type="float" office:value="24631.83112">
            <text:p>24631.8311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aint Kitts and Nevis</text:p>
          </table:table-cell>
          <table:table-cell office:value-type="float" office:value="0.749726330527115">
            <text:p>0.7497263305</text:p>
          </table:table-cell>
          <table:table-cell office:value-type="float" office:value="73.569">
            <text:p>73.569</text:p>
          </table:table-cell>
          <table:table-cell office:value-type="float" office:value="8.39">
            <text:p>8.39</text:p>
          </table:table-cell>
          <table:table-cell office:value-type="float" office:value="12.9">
            <text:p>12.9</text:p>
          </table:table-cell>
          <table:table-cell office:value-type="float" office:value="20150.05349">
            <text:p>20150.0534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ri Lanka</text:p>
          </table:table-cell>
          <table:table-cell office:value-type="float" office:value="0.749734689409658">
            <text:p>0.7497346894</text:p>
          </table:table-cell>
          <table:table-cell office:value-type="float" office:value="74.293">
            <text:p>74.293</text:p>
          </table:table-cell>
          <table:table-cell office:value-type="float" office:value="10.8">
            <text:p>10.8</text:p>
          </table:table-cell>
          <table:table-cell office:value-type="float" office:value="13.6">
            <text:p>13.6</text:p>
          </table:table-cell>
          <table:table-cell office:value-type="float" office:value="9249.908281">
            <text:p>9249.908281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Iran (Islamic Republic of)</text:p>
          </table:table-cell>
          <table:table-cell office:value-type="float" office:value="0.749349387698367">
            <text:p>0.7493493877</text:p>
          </table:table-cell>
          <table:table-cell office:value-type="float" office:value="74.048">
            <text:p>74.048</text:p>
          </table:table-cell>
          <table:table-cell office:value-type="float" office:value="7.837">
            <text:p>7.837</text:p>
          </table:table-cell>
          <table:table-cell office:value-type="float" office:value="15.2">
            <text:p>15.2</text:p>
          </table:table-cell>
          <table:table-cell office:value-type="float" office:value="13450.7">
            <text:p>13450.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Azerbaijan</text:p>
          </table:table-cell>
          <table:table-cell office:value-type="float" office:value="0.74737287180882">
            <text:p>0.7473728718</text:p>
          </table:table-cell>
          <table:table-cell office:value-type="float" office:value="70.753">
            <text:p>70.753</text:p>
          </table:table-cell>
          <table:table-cell office:value-type="float" office:value="11.16">
            <text:p>11.16</text:p>
          </table:table-cell>
          <table:table-cell office:value-type="float" office:value="11.8">
            <text:p>11.8</text:p>
          </table:table-cell>
          <table:table-cell office:value-type="float" office:value="15725.26565">
            <text:p>15725.2656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Jordan</text:p>
          </table:table-cell>
          <table:table-cell office:value-type="float" office:value="0.745470234416235">
            <text:p>0.7454702344</text:p>
          </table:table-cell>
          <table:table-cell office:value-type="float" office:value="73.854">
            <text:p>73.854</text:p>
          </table:table-cell>
          <table:table-cell office:value-type="float" office:value="9.908419609">
            <text:p>9.908419609</text:p>
          </table:table-cell>
          <table:table-cell office:value-type="float" office:value="13.3">
            <text:p>13.3</text:p>
          </table:table-cell>
          <table:table-cell office:value-type="float" office:value="11337.02556">
            <text:p>11337.02556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Serbia</text:p>
          </table:table-cell>
          <table:table-cell office:value-type="float" office:value="0.744722189297809">
            <text:p>0.7447221893</text:p>
          </table:table-cell>
          <table:table-cell office:value-type="float" office:value="74.059">
            <text:p>74.059</text:p>
          </table:table-cell>
          <table:table-cell office:value-type="float" office:value="9.53">
            <text:p>9.53</text:p>
          </table:table-cell>
          <table:table-cell office:value-type="float" office:value="13.6">
            <text:p>13.6</text:p>
          </table:table-cell>
          <table:table-cell office:value-type="float" office:value="11300.90393">
            <text:p>11300.9039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Brazil</text:p>
          </table:table-cell>
          <table:table-cell office:value-type="float" office:value="0.743640439102343">
            <text:p>0.7436404391</text:p>
          </table:table-cell>
          <table:table-cell office:value-type="float" office:value="73.937">
            <text:p>73.937</text:p>
          </table:table-cell>
          <table:table-cell office:value-type="float" office:value="7.178">
            <text:p>7.178</text:p>
          </table:table-cell>
          <table:table-cell office:value-type="float" office:value="15.19340264">
            <text:p>15.19340264</text:p>
          </table:table-cell>
          <table:table-cell office:value-type="float" office:value="14274.77282">
            <text:p>14274.77282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Georgia</text:p>
          </table:table-cell>
          <table:table-cell office:value-type="float" office:value="0.743770121026052">
            <text:p>0.743770121</text:p>
          </table:table-cell>
          <table:table-cell office:value-type="float" office:value="74.301">
            <text:p>74.301</text:p>
          </table:table-cell>
          <table:table-cell office:value-type="float" office:value="12.11">
            <text:p>12.11</text:p>
          </table:table-cell>
          <table:table-cell office:value-type="float" office:value="13.2">
            <text:p>13.2</text:p>
          </table:table-cell>
          <table:table-cell office:value-type="float" office:value="6889.517878">
            <text:p>6889.517878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Grenada</text:p>
          </table:table-cell>
          <table:table-cell office:value-type="float" office:value="0.743957270564186">
            <text:p>0.7439572706</text:p>
          </table:table-cell>
          <table:table-cell office:value-type="float" office:value="72.768">
            <text:p>72.768</text:p>
          </table:table-cell>
          <table:table-cell office:value-type="float" office:value="8.55">
            <text:p>8.55</text:p>
          </table:table-cell>
          <table:table-cell office:value-type="float" office:value="15.8">
            <text:p>15.8</text:p>
          </table:table-cell>
          <table:table-cell office:value-type="float" office:value="10338.91714">
            <text:p>10338.9171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Peru</text:p>
          </table:table-cell>
          <table:table-cell office:value-type="float" office:value="0.736804543525234">
            <text:p>0.7368045435</text:p>
          </table:table-cell>
          <table:table-cell office:value-type="float" office:value="74.826">
            <text:p>74.826</text:p>
          </table:table-cell>
          <table:table-cell office:value-type="float" office:value="9.013469696">
            <text:p>9.013469696</text:p>
          </table:table-cell>
          <table:table-cell office:value-type="float" office:value="13.1">
            <text:p>13.1</text:p>
          </table:table-cell>
          <table:table-cell office:value-type="float" office:value="11279.87665">
            <text:p>11279.8766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Ukraine</text:p>
          </table:table-cell>
          <table:table-cell office:value-type="float" office:value="0.734021021261872">
            <text:p>0.7340210213</text:p>
          </table:table-cell>
          <table:table-cell office:value-type="float" office:value="68.525">
            <text:p>68.525</text:p>
          </table:table-cell>
          <table:table-cell office:value-type="float" office:value="11.282">
            <text:p>11.282</text:p>
          </table:table-cell>
          <table:table-cell office:value-type="float" office:value="15.1">
            <text:p>15.1</text:p>
          </table:table-cell>
          <table:table-cell office:value-type="float" office:value="8214.532022">
            <text:p>8214.532022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Belize</text:p>
          </table:table-cell>
          <table:table-cell office:value-type="float" office:value="0.731598826635094">
            <text:p>0.7315988266</text:p>
          </table:table-cell>
          <table:table-cell office:value-type="float" office:value="73.882">
            <text:p>73.882</text:p>
          </table:table-cell>
          <table:table-cell office:value-type="float" office:value="9.25">
            <text:p>9.25</text:p>
          </table:table-cell>
          <table:table-cell office:value-type="float" office:value="13.7">
            <text:p>13.7</text:p>
          </table:table-cell>
          <table:table-cell office:value-type="float" office:value="9363.832904">
            <text:p>9363.832904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The former Yugoslav Republic of Macedonia</text:p>
          </table:table-cell>
          <table:table-cell office:value-type="float" office:value="0.732131398722987">
            <text:p>0.7321313987</text:p>
          </table:table-cell>
          <table:table-cell office:value-type="float" office:value="75.198">
            <text:p>75.198</text:p>
          </table:table-cell>
          <table:table-cell office:value-type="float" office:value="8.1736">
            <text:p>8.1736</text:p>
          </table:table-cell>
          <table:table-cell office:value-type="float" office:value="13.3">
            <text:p>13.3</text:p>
          </table:table-cell>
          <table:table-cell office:value-type="float" office:value="11744.85042">
            <text:p>11744.85042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Bosnia and Herzegovina</text:p>
          </table:table-cell>
          <table:table-cell office:value-type="float" office:value="0.730806615519731">
            <text:p>0.7308066155</text:p>
          </table:table-cell>
          <table:table-cell office:value-type="float" office:value="76.37">
            <text:p>76.37</text:p>
          </table:table-cell>
          <table:table-cell office:value-type="float" office:value="8.3262129">
            <text:p>8.3262129</text:p>
          </table:table-cell>
          <table:table-cell office:value-type="float" office:value="13.6">
            <text:p>13.6</text:p>
          </table:table-cell>
          <table:table-cell office:value-type="float" office:value="9430.779378">
            <text:p>9430.779378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Armenia</text:p>
          </table:table-cell>
          <table:table-cell office:value-type="float" office:value="0.730092606075837">
            <text:p>0.7300926061</text:p>
          </table:table-cell>
          <table:table-cell office:value-type="float" office:value="74.561">
            <text:p>74.561</text:p>
          </table:table-cell>
          <table:table-cell office:value-type="float" office:value="10.791">
            <text:p>10.791</text:p>
          </table:table-cell>
          <table:table-cell office:value-type="float" office:value="12.3">
            <text:p>12.3</text:p>
          </table:table-cell>
          <table:table-cell office:value-type="float" office:value="7952.35235">
            <text:p>7952.3523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Fiji</text:p>
          </table:table-cell>
          <table:table-cell office:value-type="float" office:value="0.724081793763448">
            <text:p>0.7240817938</text:p>
          </table:table-cell>
          <table:table-cell office:value-type="float" office:value="69.81">
            <text:p>69.81</text:p>
          </table:table-cell>
          <table:table-cell office:value-type="float" office:value="9.91218949">
            <text:p>9.91218949</text:p>
          </table:table-cell>
          <table:table-cell office:value-type="float" office:value="15.7">
            <text:p>15.7</text:p>
          </table:table-cell>
          <table:table-cell office:value-type="float" office:value="7213.84955">
            <text:p>7213.8495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Thailand</text:p>
          </table:table-cell>
          <table:table-cell office:value-type="float" office:value="0.7219256865916">
            <text:p>0.7219256866</text:p>
          </table:table-cell>
          <table:table-cell office:value-type="float" office:value="74.401">
            <text:p>74.401</text:p>
          </table:table-cell>
          <table:table-cell office:value-type="float" office:value="7.322291851">
            <text:p>7.322291851</text:p>
          </table:table-cell>
          <table:table-cell office:value-type="float" office:value="13.1">
            <text:p>13.1</text:p>
          </table:table-cell>
          <table:table-cell office:value-type="float" office:value="13364.30058">
            <text:p>13364.3005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unisia</text:p>
          </table:table-cell>
          <table:table-cell office:value-type="float" office:value="0.721174357452311">
            <text:p>0.7211743575</text:p>
          </table:table-cell>
          <table:table-cell office:value-type="float" office:value="75.873">
            <text:p>75.873</text:p>
          </table:table-cell>
          <table:table-cell office:value-type="float" office:value="6.477">
            <text:p>6.477</text:p>
          </table:table-cell>
          <table:table-cell office:value-type="float" office:value="14.6">
            <text:p>14.6</text:p>
          </table:table-cell>
          <table:table-cell office:value-type="float" office:value="10439.70226">
            <text:p>10439.70226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China</text:p>
          </table:table-cell>
          <table:table-cell office:value-type="float" office:value="0.719080606817142">
            <text:p>0.7190806068</text:p>
          </table:table-cell>
          <table:table-cell office:value-type="float" office:value="75.331">
            <text:p>75.331</text:p>
          </table:table-cell>
          <table:table-cell office:value-type="float" office:value="7.54">
            <text:p>7.54</text:p>
          </table:table-cell>
          <table:table-cell office:value-type="float" office:value="12.9">
            <text:p>12.9</text:p>
          </table:table-cell>
          <table:table-cell office:value-type="float" office:value="11477.1475">
            <text:p>11477.1475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Saint Vincent and the Grenadines</text:p>
          </table:table-cell>
          <table:table-cell office:value-type="float" office:value="0.718941609181975">
            <text:p>0.7189416092</text:p>
          </table:table-cell>
          <table:table-cell office:value-type="float" office:value="72.488">
            <text:p>72.488</text:p>
          </table:table-cell>
          <table:table-cell office:value-type="float" office:value="8.62">
            <text:p>8.62</text:p>
          </table:table-cell>
          <table:table-cell office:value-type="float" office:value="13.3">
            <text:p>13.3</text:p>
          </table:table-cell>
          <table:table-cell office:value-type="float" office:value="10339.02207">
            <text:p>10339.0220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Algeria</text:p>
          </table:table-cell>
          <table:table-cell office:value-type="float" office:value="0.71664618456661">
            <text:p>0.7166461846</text:p>
          </table:table-cell>
          <table:table-cell office:value-type="float" office:value="71">
            <text:p>71</text:p>
          </table:table-cell>
          <table:table-cell office:value-type="float" office:value="7.611">
            <text:p>7.611</text:p>
          </table:table-cell>
          <table:table-cell office:value-type="float" office:value="14">
            <text:p>14</text:p>
          </table:table-cell>
          <table:table-cell office:value-type="float" office:value="12554.57199">
            <text:p>12554.57199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ominica</text:p>
          </table:table-cell>
          <table:table-cell office:value-type="float" office:value="0.716900420088324">
            <text:p>0.7169004201</text:p>
          </table:table-cell>
          <table:table-cell office:value-type="float" office:value="77.671">
            <text:p>77.671</text:p>
          </table:table-cell>
          <table:table-cell office:value-type="float" office:value="7.68">
            <text:p>7.68</text:p>
          </table:table-cell>
          <table:table-cell office:value-type="float" office:value="12.65283">
            <text:p>12.65283</text:p>
          </table:table-cell>
          <table:table-cell office:value-type="float" office:value="9234.743302">
            <text:p>9234.743302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Albania</text:p>
          </table:table-cell>
          <table:table-cell office:value-type="float" office:value="0.716099963779507">
            <text:p>0.7160999638</text:p>
          </table:table-cell>
          <table:table-cell office:value-type="float" office:value="77.392">
            <text:p>77.392</text:p>
          </table:table-cell>
          <table:table-cell office:value-type="float" office:value="9.255580902">
            <text:p>9.255580902</text:p>
          </table:table-cell>
          <table:table-cell office:value-type="float" office:value="10.8">
            <text:p>10.8</text:p>
          </table:table-cell>
          <table:table-cell office:value-type="float" office:value="9225.050846">
            <text:p>9225.050846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Jamaica</text:p>
          </table:table-cell>
          <table:table-cell office:value-type="float" office:value="0.715343927911997">
            <text:p>0.7153439279</text:p>
          </table:table-cell>
          <table:table-cell office:value-type="float" office:value="73.525">
            <text:p>73.525</text:p>
          </table:table-cell>
          <table:table-cell office:value-type="float" office:value="9.634">
            <text:p>9.634</text:p>
          </table:table-cell>
          <table:table-cell office:value-type="float" office:value="12.5">
            <text:p>12.5</text:p>
          </table:table-cell>
          <table:table-cell office:value-type="float" office:value="8170.213998">
            <text:p>8170.213998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Saint Lucia</text:p>
          </table:table-cell>
          <table:table-cell office:value-type="float" office:value="0.714106139223222">
            <text:p>0.7141061392</text:p>
          </table:table-cell>
          <table:table-cell office:value-type="float" office:value="74.804">
            <text:p>74.804</text:p>
          </table:table-cell>
          <table:table-cell office:value-type="float" office:value="8.28">
            <text:p>8.28</text:p>
          </table:table-cell>
          <table:table-cell office:value-type="float" office:value="12.8">
            <text:p>12.8</text:p>
          </table:table-cell>
          <table:table-cell office:value-type="float" office:value="9250.975792">
            <text:p>9250.975792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Colombia</text:p>
          </table:table-cell>
          <table:table-cell office:value-type="float" office:value="0.710733782957863">
            <text:p>0.710733783</text:p>
          </table:table-cell>
          <table:table-cell office:value-type="float" office:value="74.038">
            <text:p>74.038</text:p>
          </table:table-cell>
          <table:table-cell office:value-type="float" office:value="7.066672325">
            <text:p>7.066672325</text:p>
          </table:table-cell>
          <table:table-cell office:value-type="float" office:value="13.2">
            <text:p>13.2</text:p>
          </table:table-cell>
          <table:table-cell office:value-type="float" office:value="11526.52767">
            <text:p>11526.527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Ecuador</text:p>
          </table:table-cell>
          <table:table-cell office:value-type="float" office:value="0.710636995950365">
            <text:p>0.710636996</text:p>
          </table:table-cell>
          <table:table-cell office:value-type="float" office:value="76.471">
            <text:p>76.471</text:p>
          </table:table-cell>
          <table:table-cell office:value-type="float" office:value="7.585">
            <text:p>7.585</text:p>
          </table:table-cell>
          <table:table-cell office:value-type="float" office:value="12.27615">
            <text:p>12.27615</text:p>
          </table:table-cell>
          <table:table-cell office:value-type="float" office:value="9997.964884">
            <text:p>9997.964884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Suriname</text:p>
          </table:table-cell>
          <table:table-cell office:value-type="float" office:value="0.704777140410035">
            <text:p>0.7047771404</text:p>
          </table:table-cell>
          <table:table-cell office:value-type="float" office:value="71.019">
            <text:p>71.019</text:p>
          </table:table-cell>
          <table:table-cell office:value-type="float" office:value="7.651408672">
            <text:p>7.651408672</text:p>
          </table:table-cell>
          <table:table-cell office:value-type="float" office:value="12">
            <text:p>12</text:p>
          </table:table-cell>
          <table:table-cell office:value-type="float" office:value="15112.77479">
            <text:p>15112.77479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Tonga</text:p>
          </table:table-cell>
          <table:table-cell office:value-type="float" office:value="0.704959221218488">
            <text:p>0.7049592212</text:p>
          </table:table-cell>
          <table:table-cell office:value-type="float" office:value="72.673">
            <text:p>72.673</text:p>
          </table:table-cell>
          <table:table-cell office:value-type="float" office:value="9.36">
            <text:p>9.36</text:p>
          </table:table-cell>
          <table:table-cell office:value-type="float" office:value="14.7">
            <text:p>14.7</text:p>
          </table:table-cell>
          <table:table-cell office:value-type="float" office:value="5315.734288">
            <text:p>5315.734288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ominican Republic</text:p>
          </table:table-cell>
          <table:table-cell office:value-type="float" office:value="0.700154168146633">
            <text:p>0.7001541681</text:p>
          </table:table-cell>
          <table:table-cell office:value-type="float" office:value="73.402">
            <text:p>73.402</text:p>
          </table:table-cell>
          <table:table-cell office:value-type="float" office:value="7.455116272">
            <text:p>7.455116272</text:p>
          </table:table-cell>
          <table:table-cell office:value-type="float" office:value="12.3">
            <text:p>12.3</text:p>
          </table:table-cell>
          <table:table-cell office:value-type="float" office:value="10844.18608">
            <text:p>10844.18608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Maldives</text:p>
          </table:table-cell>
          <table:table-cell office:value-type="float" office:value="0.69791283865978">
            <text:p>0.6979128387</text:p>
          </table:table-cell>
          <table:table-cell office:value-type="float" office:value="77.919">
            <text:p>77.919</text:p>
          </table:table-cell>
          <table:table-cell office:value-type="float" office:value="5.842967389">
            <text:p>5.842967389</text:p>
          </table:table-cell>
          <table:table-cell office:value-type="float" office:value="12.7">
            <text:p>12.7</text:p>
          </table:table-cell>
          <table:table-cell office:value-type="float" office:value="10073.96951">
            <text:p>10073.96951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Mongolia</text:p>
          </table:table-cell>
          <table:table-cell office:value-type="float" office:value="0.697880500519263">
            <text:p>0.6978805005</text:p>
          </table:table-cell>
          <table:table-cell office:value-type="float" office:value="67.503">
            <text:p>67.503</text:p>
          </table:table-cell>
          <table:table-cell office:value-type="float" office:value="8.31">
            <text:p>8.31</text:p>
          </table:table-cell>
          <table:table-cell office:value-type="float" office:value="15">
            <text:p>15</text:p>
          </table:table-cell>
          <table:table-cell office:value-type="float" office:value="8465.761389">
            <text:p>8465.761389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Turkmenistan</text:p>
          </table:table-cell>
          <table:table-cell office:value-type="float" office:value="0.698208835803184">
            <text:p>0.6982088358</text:p>
          </table:table-cell>
          <table:table-cell office:value-type="float" office:value="65.452">
            <text:p>65.452</text:p>
          </table:table-cell>
          <table:table-cell office:value-type="float" office:value="9.87817">
            <text:p>9.87817</text:p>
          </table:table-cell>
          <table:table-cell office:value-type="float" office:value="12.57986">
            <text:p>12.57986</text:p>
          </table:table-cell>
          <table:table-cell office:value-type="float" office:value="11533.11142">
            <text:p>11533.11142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Samoa</text:p>
          </table:table-cell>
          <table:table-cell office:value-type="float" office:value="0.693724092184132">
            <text:p>0.6937240922</text:p>
          </table:table-cell>
          <table:table-cell office:value-type="float" office:value="73.156">
            <text:p>73.156</text:p>
          </table:table-cell>
          <table:table-cell office:value-type="float" office:value="10.32">
            <text:p>10.32</text:p>
          </table:table-cell>
          <table:table-cell office:value-type="float" office:value="12.8752102">
            <text:p>12.8752102</text:p>
          </table:table-cell>
          <table:table-cell office:value-type="float" office:value="4707.905865">
            <text:p>4707.905865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Palestine, State of</text:p>
          </table:table-cell>
          <table:table-cell office:value-type="float" office:value="0.686215795176866">
            <text:p>0.6862157952</text:p>
          </table:table-cell>
          <table:table-cell office:value-type="float" office:value="73.203">
            <text:p>73.203</text:p>
          </table:table-cell>
          <table:table-cell office:value-type="float" office:value="8.874298096">
            <text:p>8.874298096</text:p>
          </table:table-cell>
          <table:table-cell office:value-type="float" office:value="13.2">
            <text:p>13.2</text:p>
          </table:table-cell>
          <table:table-cell office:value-type="float" office:value="5167.85">
            <text:p>5167.85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Indonesia</text:p>
          </table:table-cell>
          <table:table-cell office:value-type="float" office:value="0.68425840218623">
            <text:p>0.6842584022</text:p>
          </table:table-cell>
          <table:table-cell office:value-type="float" office:value="70.833">
            <text:p>70.833</text:p>
          </table:table-cell>
          <table:table-cell office:value-type="float" office:value="7.51074791">
            <text:p>7.51074791</text:p>
          </table:table-cell>
          <table:table-cell office:value-type="float" office:value="12.7">
            <text:p>12.7</text:p>
          </table:table-cell>
          <table:table-cell office:value-type="float" office:value="8970.34953">
            <text:p>8970.34953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Botswana</text:p>
          </table:table-cell>
          <table:table-cell office:value-type="float" office:value="0.683298400899883">
            <text:p>0.6832984009</text:p>
          </table:table-cell>
          <table:table-cell office:value-type="float" office:value="64.385">
            <text:p>64.385</text:p>
          </table:table-cell>
          <table:table-cell office:value-type="float" office:value="8.82">
            <text:p>8.82</text:p>
          </table:table-cell>
          <table:table-cell office:value-type="float" office:value="11.7">
            <text:p>11.7</text:p>
          </table:table-cell>
          <table:table-cell office:value-type="float" office:value="14791.94638">
            <text:p>14791.94638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Egypt</text:p>
          </table:table-cell>
          <table:table-cell office:value-type="float" office:value="0.681578148623049">
            <text:p>0.6815781486</text:p>
          </table:table-cell>
          <table:table-cell office:value-type="float" office:value="71.157">
            <text:p>71.157</text:p>
          </table:table-cell>
          <table:table-cell office:value-type="float" office:value="6.37">
            <text:p>6.37</text:p>
          </table:table-cell>
          <table:table-cell office:value-type="float" office:value="13">
            <text:p>13</text:p>
          </table:table-cell>
          <table:table-cell office:value-type="float" office:value="10399.77137">
            <text:p>10399.77137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Paraguay</text:p>
          </table:table-cell>
          <table:table-cell office:value-type="float" office:value="0.675851480571172">
            <text:p>0.6758514806</text:p>
          </table:table-cell>
          <table:table-cell office:value-type="float" office:value="72.259">
            <text:p>72.259</text:p>
          </table:table-cell>
          <table:table-cell office:value-type="float" office:value="7.703">
            <text:p>7.703</text:p>
          </table:table-cell>
          <table:table-cell office:value-type="float" office:value="11.9">
            <text:p>11.9</text:p>
          </table:table-cell>
          <table:table-cell office:value-type="float" office:value="7579.645768">
            <text:p>7579.645768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Gabon</text:p>
          </table:table-cell>
          <table:table-cell office:value-type="float" office:value="0.673682390547929">
            <text:p>0.6736823905</text:p>
          </table:table-cell>
          <table:table-cell office:value-type="float" office:value="63.48">
            <text:p>63.48</text:p>
          </table:table-cell>
          <table:table-cell office:value-type="float" office:value="7.43">
            <text:p>7.43</text:p>
          </table:table-cell>
          <table:table-cell office:value-type="float" office:value="12.3">
            <text:p>12.3</text:p>
          </table:table-cell>
          <table:table-cell office:value-type="float" office:value="16976.54282">
            <text:p>16976.5428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olivia (Plurinational State of)</text:p>
          </table:table-cell>
          <table:table-cell office:value-type="float" office:value="0.667281963238646">
            <text:p>0.6672819632</text:p>
          </table:table-cell>
          <table:table-cell office:value-type="float" office:value="67.26">
            <text:p>67.26</text:p>
          </table:table-cell>
          <table:table-cell office:value-type="float" office:value="9.205">
            <text:p>9.205</text:p>
          </table:table-cell>
          <table:table-cell office:value-type="float" office:value="13.2">
            <text:p>13.2</text:p>
          </table:table-cell>
          <table:table-cell office:value-type="float" office:value="5551.943638">
            <text:p>5551.943638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Moldova (Republic of)</text:p>
          </table:table-cell>
          <table:table-cell office:value-type="float" office:value="0.662747308968763">
            <text:p>0.662747309</text:p>
          </table:table-cell>
          <table:table-cell office:value-type="float" office:value="68.899">
            <text:p>68.899</text:p>
          </table:table-cell>
          <table:table-cell office:value-type="float" office:value="9.77">
            <text:p>9.77</text:p>
          </table:table-cell>
          <table:table-cell office:value-type="float" office:value="11.8">
            <text:p>11.8</text:p>
          </table:table-cell>
          <table:table-cell office:value-type="float" office:value="5041.197518">
            <text:p>5041.197518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El Salvador</text:p>
          </table:table-cell>
          <table:table-cell office:value-type="float" office:value="0.661609119602595">
            <text:p>0.6616091196</text:p>
          </table:table-cell>
          <table:table-cell office:value-type="float" office:value="72.599">
            <text:p>72.599</text:p>
          </table:table-cell>
          <table:table-cell office:value-type="float" office:value="6.514523029">
            <text:p>6.514523029</text:p>
          </table:table-cell>
          <table:table-cell office:value-type="float" office:value="12.1">
            <text:p>12.1</text:p>
          </table:table-cell>
          <table:table-cell office:value-type="float" office:value="7240.341404">
            <text:p>7240.341404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Uzbekistan</text:p>
          </table:table-cell>
          <table:table-cell office:value-type="float" office:value="0.661000639914086">
            <text:p>0.6610006399</text:p>
          </table:table-cell>
          <table:table-cell office:value-type="float" office:value="68.241">
            <text:p>68.241</text:p>
          </table:table-cell>
          <table:table-cell office:value-type="float" office:value="9.95">
            <text:p>9.95</text:p>
          </table:table-cell>
          <table:table-cell office:value-type="float" office:value="11.5">
            <text:p>11.5</text:p>
          </table:table-cell>
          <table:table-cell office:value-type="float" office:value="5227.367023">
            <text:p>5227.367023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Philippines</text:p>
          </table:table-cell>
          <table:table-cell office:value-type="float" office:value="0.659529959130988">
            <text:p>0.6595299591</text:p>
          </table:table-cell>
          <table:table-cell office:value-type="float" office:value="68.703">
            <text:p>68.703</text:p>
          </table:table-cell>
          <table:table-cell office:value-type="float" office:value="8.88">
            <text:p>8.88</text:p>
          </table:table-cell>
          <table:table-cell office:value-type="float" office:value="11.3">
            <text:p>11.3</text:p>
          </table:table-cell>
          <table:table-cell office:value-type="float" office:value="6381.437787">
            <text:p>6381.437787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South Africa</text:p>
          </table:table-cell>
          <table:table-cell office:value-type="float" office:value="0.657753750742475">
            <text:p>0.6577537507</text:p>
          </table:table-cell>
          <table:table-cell office:value-type="float" office:value="56.916">
            <text:p>56.916</text:p>
          </table:table-cell>
          <table:table-cell office:value-type="float" office:value="9.943231583">
            <text:p>9.943231583</text:p>
          </table:table-cell>
          <table:table-cell office:value-type="float" office:value="13.10422">
            <text:p>13.10422</text:p>
          </table:table-cell>
          <table:table-cell office:value-type="float" office:value="11787.90857">
            <text:p>11787.90857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Syrian Arab Republic</text:p>
          </table:table-cell>
          <table:table-cell office:value-type="float" office:value="0.657637330474914">
            <text:p>0.6576373305</text:p>
          </table:table-cell>
          <table:table-cell office:value-type="float" office:value="74.553">
            <text:p>74.553</text:p>
          </table:table-cell>
          <table:table-cell office:value-type="float" office:value="6.595747471">
            <text:p>6.595747471</text:p>
          </table:table-cell>
          <table:table-cell office:value-type="float" office:value="12">
            <text:p>12</text:p>
          </table:table-cell>
          <table:table-cell office:value-type="float" office:value="5771.234842">
            <text:p>5771.234842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Iraq</text:p>
          </table:table-cell>
          <table:table-cell office:value-type="float" office:value="0.642164271687536">
            <text:p>0.6421642717</text:p>
          </table:table-cell>
          <table:table-cell office:value-type="float" office:value="69.419">
            <text:p>69.419</text:p>
          </table:table-cell>
          <table:table-cell office:value-type="float" office:value="5.58">
            <text:p>5.58</text:p>
          </table:table-cell>
          <table:table-cell office:value-type="float" office:value="10.1">
            <text:p>10.1</text:p>
          </table:table-cell>
          <table:table-cell office:value-type="float" office:value="14007.31916">
            <text:p>14007.31916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Guyana</text:p>
          </table:table-cell>
          <table:table-cell office:value-type="float" office:value="0.637983853323885">
            <text:p>0.6379838533</text:p>
          </table:table-cell>
          <table:table-cell office:value-type="float" office:value="66.295">
            <text:p>66.295</text:p>
          </table:table-cell>
          <table:table-cell office:value-type="float" office:value="8.533">
            <text:p>8.533</text:p>
          </table:table-cell>
          <table:table-cell office:value-type="float" office:value="10.7">
            <text:p>10.7</text:p>
          </table:table-cell>
          <table:table-cell office:value-type="float" office:value="6340.802674">
            <text:p>6340.802674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Viet Nam</text:p>
          </table:table-cell>
          <table:table-cell office:value-type="float" office:value="0.638016545180422">
            <text:p>0.6380165452</text:p>
          </table:table-cell>
          <table:table-cell office:value-type="float" office:value="75.945">
            <text:p>75.945</text:p>
          </table:table-cell>
          <table:table-cell office:value-type="float" office:value="5.488">
            <text:p>5.488</text:p>
          </table:table-cell>
          <table:table-cell office:value-type="float" office:value="11.9">
            <text:p>11.9</text:p>
          </table:table-cell>
          <table:table-cell office:value-type="float" office:value="4892.405215">
            <text:p>4892.405215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Cape Verde</text:p>
          </table:table-cell>
          <table:table-cell office:value-type="float" office:value="0.635861571714661">
            <text:p>0.6358615717</text:p>
          </table:table-cell>
          <table:table-cell office:value-type="float" office:value="75.093">
            <text:p>75.093</text:p>
          </table:table-cell>
          <table:table-cell office:value-type="float" office:value="3.504">
            <text:p>3.504</text:p>
          </table:table-cell>
          <table:table-cell office:value-type="float" office:value="13.2">
            <text:p>13.2</text:p>
          </table:table-cell>
          <table:table-cell office:value-type="float" office:value="6364.831563">
            <text:p>6364.831563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Micronesia (Federated States of)</text:p>
          </table:table-cell>
          <table:table-cell office:value-type="float" office:value="0.630392716353917">
            <text:p>0.6303927164</text:p>
          </table:table-cell>
          <table:table-cell office:value-type="float" office:value="68.993">
            <text:p>68.993</text:p>
          </table:table-cell>
          <table:table-cell office:value-type="float" office:value="8.822061">
            <text:p>8.822061</text:p>
          </table:table-cell>
          <table:table-cell office:value-type="float" office:value="11.41257">
            <text:p>11.41257</text:p>
          </table:table-cell>
          <table:table-cell office:value-type="float" office:value="3662.00535">
            <text:p>3662.00535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Guatemala</text:p>
          </table:table-cell>
          <table:table-cell office:value-type="float" office:value="0.628080107457158">
            <text:p>0.6280801075</text:p>
          </table:table-cell>
          <table:table-cell office:value-type="float" office:value="72.099">
            <text:p>72.099</text:p>
          </table:table-cell>
          <table:table-cell office:value-type="float" office:value="5.599730015">
            <text:p>5.599730015</text:p>
          </table:table-cell>
          <table:table-cell office:value-type="float" office:value="10.7">
            <text:p>10.7</text:p>
          </table:table-cell>
          <table:table-cell office:value-type="float" office:value="6865.966339">
            <text:p>6865.966339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Kyrgyzstan</text:p>
          </table:table-cell>
          <table:table-cell office:value-type="float" office:value="0.627507012625346">
            <text:p>0.6275070126</text:p>
          </table:table-cell>
          <table:table-cell office:value-type="float" office:value="67.533">
            <text:p>67.533</text:p>
          </table:table-cell>
          <table:table-cell office:value-type="float" office:value="9.272">
            <text:p>9.272</text:p>
          </table:table-cell>
          <table:table-cell office:value-type="float" office:value="12.5">
            <text:p>12.5</text:p>
          </table:table-cell>
          <table:table-cell office:value-type="float" office:value="3021.474246">
            <text:p>3021.474246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Namibia</text:p>
          </table:table-cell>
          <table:table-cell office:value-type="float" office:value="0.624087958603276">
            <text:p>0.6240879586</text:p>
          </table:table-cell>
          <table:table-cell office:value-type="float" office:value="64.483">
            <text:p>64.483</text:p>
          </table:table-cell>
          <table:table-cell office:value-type="float" office:value="6.189">
            <text:p>6.189</text:p>
          </table:table-cell>
          <table:table-cell office:value-type="float" office:value="11.3">
            <text:p>11.3</text:p>
          </table:table-cell>
          <table:table-cell office:value-type="float" office:value="9185.470395">
            <text:p>9185.47039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Timor-Leste</text:p>
          </table:table-cell>
          <table:table-cell office:value-type="float" office:value="0.620243040525372">
            <text:p>0.6202430405</text:p>
          </table:table-cell>
          <table:table-cell office:value-type="float" office:value="67.538">
            <text:p>67.538</text:p>
          </table:table-cell>
          <table:table-cell office:value-type="float" office:value="4.4222">
            <text:p>4.4222</text:p>
          </table:table-cell>
          <table:table-cell office:value-type="float" office:value="11.7">
            <text:p>11.7</text:p>
          </table:table-cell>
          <table:table-cell office:value-type="float" office:value="9673.607124">
            <text:p>9673.607124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Honduras</text:p>
          </table:table-cell>
          <table:table-cell office:value-type="float" office:value="0.617192789497363">
            <text:p>0.6171927895</text:p>
          </table:table-cell>
          <table:table-cell office:value-type="float" office:value="73.817">
            <text:p>73.817</text:p>
          </table:table-cell>
          <table:table-cell office:value-type="float" office:value="5.482227802">
            <text:p>5.482227802</text:p>
          </table:table-cell>
          <table:table-cell office:value-type="float" office:value="11.6">
            <text:p>11.6</text:p>
          </table:table-cell>
          <table:table-cell office:value-type="float" office:value="4137.64773">
            <text:p>4137.64773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Morocco</text:p>
          </table:table-cell>
          <table:table-cell office:value-type="float" office:value="0.616709470389733">
            <text:p>0.6167094704</text:p>
          </table:table-cell>
          <table:table-cell office:value-type="float" office:value="70.941">
            <text:p>70.941</text:p>
          </table:table-cell>
          <table:table-cell office:value-type="float" office:value="4.369">
            <text:p>4.369</text:p>
          </table:table-cell>
          <table:table-cell office:value-type="float" office:value="11.6">
            <text:p>11.6</text:p>
          </table:table-cell>
          <table:table-cell office:value-type="float" office:value="6905.180336">
            <text:p>6905.180336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Vanuatu</text:p>
          </table:table-cell>
          <table:table-cell office:value-type="float" office:value="0.616381670908427">
            <text:p>0.6163816709</text:p>
          </table:table-cell>
          <table:table-cell office:value-type="float" office:value="71.626">
            <text:p>71.626</text:p>
          </table:table-cell>
          <table:table-cell office:value-type="float" office:value="9.03">
            <text:p>9.03</text:p>
          </table:table-cell>
          <table:table-cell office:value-type="float" office:value="10.6">
            <text:p>10.6</text:p>
          </table:table-cell>
          <table:table-cell office:value-type="float" office:value="2652.399819">
            <text:p>2652.399819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Nicaragua</text:p>
          </table:table-cell>
          <table:table-cell office:value-type="float" office:value="0.613987189690524">
            <text:p>0.6139871897</text:p>
          </table:table-cell>
          <table:table-cell office:value-type="float" office:value="74.839">
            <text:p>74.839</text:p>
          </table:table-cell>
          <table:table-cell office:value-type="float" office:value="5.767">
            <text:p>5.767</text:p>
          </table:table-cell>
          <table:table-cell office:value-type="float" office:value="10.5">
            <text:p>10.5</text:p>
          </table:table-cell>
          <table:table-cell office:value-type="float" office:value="4266.002933">
            <text:p>4266.002933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Kiribati</text:p>
          </table:table-cell>
          <table:table-cell office:value-type="float" office:value="0.607389496096805">
            <text:p>0.6073894961</text:p>
          </table:table-cell>
          <table:table-cell office:value-type="float" office:value="68.905">
            <text:p>68.905</text:p>
          </table:table-cell>
          <table:table-cell office:value-type="float" office:value="7.81">
            <text:p>7.81</text:p>
          </table:table-cell>
          <table:table-cell office:value-type="float" office:value="12.3">
            <text:p>12.3</text:p>
          </table:table-cell>
          <table:table-cell office:value-type="float" office:value="2644.660142">
            <text:p>2644.660142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Tajikistan</text:p>
          </table:table-cell>
          <table:table-cell office:value-type="float" office:value="0.607179310799332">
            <text:p>0.6071793108</text:p>
          </table:table-cell>
          <table:table-cell office:value-type="float" office:value="67.248">
            <text:p>67.248</text:p>
          </table:table-cell>
          <table:table-cell office:value-type="float" office:value="9.85">
            <text:p>9.85</text:p>
          </table:table-cell>
          <table:table-cell office:value-type="float" office:value="11.2">
            <text:p>11.2</text:p>
          </table:table-cell>
          <table:table-cell office:value-type="float" office:value="2424.389758">
            <text:p>2424.389758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India</text:p>
          </table:table-cell>
          <table:table-cell office:value-type="float" office:value="0.585730873426402">
            <text:p>0.5857308734</text:p>
          </table:table-cell>
          <table:table-cell office:value-type="float" office:value="66.414">
            <text:p>66.414</text:p>
          </table:table-cell>
          <table:table-cell office:value-type="float" office:value="4.43">
            <text:p>4.43</text:p>
          </table:table-cell>
          <table:table-cell office:value-type="float" office:value="11.7">
            <text:p>11.7</text:p>
          </table:table-cell>
          <table:table-cell office:value-type="float" office:value="5149.811605">
            <text:p>5149.811605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Bhutan</text:p>
          </table:table-cell>
          <table:table-cell office:value-type="float" office:value="0.584131601980695">
            <text:p>0.584131602</text:p>
          </table:table-cell>
          <table:table-cell office:value-type="float" office:value="68.294">
            <text:p>68.294</text:p>
          </table:table-cell>
          <table:table-cell office:value-type="float" office:value="2.304">
            <text:p>2.304</text:p>
          </table:table-cell>
          <table:table-cell office:value-type="float" office:value="12.4">
            <text:p>12.4</text:p>
          </table:table-cell>
          <table:table-cell office:value-type="float" office:value="6774.893464">
            <text:p>6774.893464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Cambodia</text:p>
          </table:table-cell>
          <table:table-cell office:value-type="float" office:value="0.584014320277589">
            <text:p>0.5840143203</text:p>
          </table:table-cell>
          <table:table-cell office:value-type="float" office:value="71.916">
            <text:p>71.916</text:p>
          </table:table-cell>
          <table:table-cell office:value-type="float" office:value="5.772">
            <text:p>5.772</text:p>
          </table:table-cell>
          <table:table-cell office:value-type="float" office:value="10.9">
            <text:p>10.9</text:p>
          </table:table-cell>
          <table:table-cell office:value-type="float" office:value="2805.43367">
            <text:p>2805.43367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Ghana</text:p>
          </table:table-cell>
          <table:table-cell office:value-type="float" office:value="0.573205905264549">
            <text:p>0.5732059053</text:p>
          </table:table-cell>
          <table:table-cell office:value-type="float" office:value="61.132">
            <text:p>61.132</text:p>
          </table:table-cell>
          <table:table-cell office:value-type="float" office:value="6.999">
            <text:p>6.999</text:p>
          </table:table-cell>
          <table:table-cell office:value-type="float" office:value="11.5">
            <text:p>11.5</text:p>
          </table:table-cell>
          <table:table-cell office:value-type="float" office:value="3532.33155">
            <text:p>3532.33155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Lao People's Democratic Republic</text:p>
          </table:table-cell>
          <table:table-cell office:value-type="float" office:value="0.569420082082356">
            <text:p>0.5694200821</text:p>
          </table:table-cell>
          <table:table-cell office:value-type="float" office:value="68.309">
            <text:p>68.309</text:p>
          </table:table-cell>
          <table:table-cell office:value-type="float" office:value="4.576">
            <text:p>4.576</text:p>
          </table:table-cell>
          <table:table-cell office:value-type="float" office:value="10.2">
            <text:p>10.2</text:p>
          </table:table-cell>
          <table:table-cell office:value-type="float" office:value="4351.26639">
            <text:p>4351.26639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Congo</text:p>
          </table:table-cell>
          <table:table-cell office:value-type="float" office:value="0.564090850955486">
            <text:p>0.564090851</text:p>
          </table:table-cell>
          <table:table-cell office:value-type="float" office:value="58.793">
            <text:p>58.793</text:p>
          </table:table-cell>
          <table:table-cell office:value-type="float" office:value="6.09">
            <text:p>6.09</text:p>
          </table:table-cell>
          <table:table-cell office:value-type="float" office:value="11.1">
            <text:p>11.1</text:p>
          </table:table-cell>
          <table:table-cell office:value-type="float" office:value="4909.366999">
            <text:p>4909.366999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Zambia</text:p>
          </table:table-cell>
          <table:table-cell office:value-type="float" office:value="0.560720277941898">
            <text:p>0.5607202779</text:p>
          </table:table-cell>
          <table:table-cell office:value-type="float" office:value="58.105">
            <text:p>58.105</text:p>
          </table:table-cell>
          <table:table-cell office:value-type="float" office:value="6.49">
            <text:p>6.49</text:p>
          </table:table-cell>
          <table:table-cell office:value-type="float" office:value="13.5">
            <text:p>13.5</text:p>
          </table:table-cell>
          <table:table-cell office:value-type="float" office:value="2898.187171">
            <text:p>2898.187171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Bangladesh</text:p>
          </table:table-cell>
          <table:table-cell office:value-type="float" office:value="0.557894873266662">
            <text:p>0.5578948733</text:p>
          </table:table-cell>
          <table:table-cell office:value-type="float" office:value="70.657">
            <text:p>70.657</text:p>
          </table:table-cell>
          <table:table-cell office:value-type="float" office:value="5.073080011">
            <text:p>5.073080011</text:p>
          </table:table-cell>
          <table:table-cell office:value-type="float" office:value="10">
            <text:p>10</text:p>
          </table:table-cell>
          <table:table-cell office:value-type="float" office:value="2713.087559">
            <text:p>2713.08755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ao Tome and Principe</text:p>
          </table:table-cell>
          <table:table-cell office:value-type="float" office:value="0.557917681980987">
            <text:p>0.557917682</text:p>
          </table:table-cell>
          <table:table-cell office:value-type="float" office:value="66.337">
            <text:p>66.337</text:p>
          </table:table-cell>
          <table:table-cell office:value-type="float" office:value="4.658307">
            <text:p>4.658307</text:p>
          </table:table-cell>
          <table:table-cell office:value-type="float" office:value="11.3">
            <text:p>11.3</text:p>
          </table:table-cell>
          <table:table-cell office:value-type="float" office:value="3110.651729">
            <text:p>3110.651729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quatorial Guinea</text:p>
          </table:table-cell>
          <table:table-cell office:value-type="float" office:value="0.555967345909364">
            <text:p>0.5559673459</text:p>
          </table:table-cell>
          <table:table-cell office:value-type="float" office:value="53.062">
            <text:p>53.062</text:p>
          </table:table-cell>
          <table:table-cell office:value-type="float" office:value="5.36">
            <text:p>5.36</text:p>
          </table:table-cell>
          <table:table-cell office:value-type="float" office:value="8.5">
            <text:p>8.5</text:p>
          </table:table-cell>
          <table:table-cell office:value-type="float" office:value="21972.27391">
            <text:p>21972.27391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Nepal</text:p>
          </table:table-cell>
          <table:table-cell office:value-type="float" office:value="0.539641597237642">
            <text:p>0.5396415972</text:p>
          </table:table-cell>
          <table:table-cell office:value-type="float" office:value="68.41">
            <text:p>68.41</text:p>
          </table:table-cell>
          <table:table-cell office:value-type="float" office:value="3.236">
            <text:p>3.236</text:p>
          </table:table-cell>
          <table:table-cell office:value-type="float" office:value="12.4">
            <text:p>12.4</text:p>
          </table:table-cell>
          <table:table-cell office:value-type="float" office:value="2193.984199">
            <text:p>2193.984199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Pakistan</text:p>
          </table:table-cell>
          <table:table-cell office:value-type="float" office:value="0.536534766482957">
            <text:p>0.5365347665</text:p>
          </table:table-cell>
          <table:table-cell office:value-type="float" office:value="66.57">
            <text:p>66.57</text:p>
          </table:table-cell>
          <table:table-cell office:value-type="float" office:value="4.733353615">
            <text:p>4.733353615</text:p>
          </table:table-cell>
          <table:table-cell office:value-type="float" office:value="7.7">
            <text:p>7.7</text:p>
          </table:table-cell>
          <table:table-cell office:value-type="float" office:value="4651.637626">
            <text:p>4651.637626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Kenya</text:p>
          </table:table-cell>
          <table:table-cell office:value-type="float" office:value="0.535115580276533">
            <text:p>0.5351155803</text:p>
          </table:table-cell>
          <table:table-cell office:value-type="float" office:value="61.716">
            <text:p>61.716</text:p>
          </table:table-cell>
          <table:table-cell office:value-type="float" office:value="6.27">
            <text:p>6.27</text:p>
          </table:table-cell>
          <table:table-cell office:value-type="float" office:value="11">
            <text:p>11</text:p>
          </table:table-cell>
          <table:table-cell office:value-type="float" office:value="2157.935217">
            <text:p>2157.935217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Swaziland</text:p>
          </table:table-cell>
          <table:table-cell office:value-type="float" office:value="0.53030270996598">
            <text:p>0.53030271</text:p>
          </table:table-cell>
          <table:table-cell office:value-type="float" office:value="49">
            <text:p>49</text:p>
          </table:table-cell>
          <table:table-cell office:value-type="float" office:value="7.122">
            <text:p>7.122</text:p>
          </table:table-cell>
          <table:table-cell office:value-type="float" office:value="11.3">
            <text:p>11.3</text:p>
          </table:table-cell>
          <table:table-cell office:value-type="float" office:value="5536.436105">
            <text:p>5536.436105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Angola</text:p>
          </table:table-cell>
          <table:table-cell office:value-type="float" office:value="0.526293238240603">
            <text:p>0.5262932382</text:p>
          </table:table-cell>
          <table:table-cell office:value-type="float" office:value="51.899">
            <text:p>51.899</text:p>
          </table:table-cell>
          <table:table-cell office:value-type="float" office:value="4.726362">
            <text:p>4.726362</text:p>
          </table:table-cell>
          <table:table-cell office:value-type="float" office:value="11.4">
            <text:p>11.4</text:p>
          </table:table-cell>
          <table:table-cell office:value-type="float" office:value="6322.938484">
            <text:p>6322.938484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Myanmar</text:p>
          </table:table-cell>
          <table:table-cell office:value-type="float" office:value="0.523528389213289">
            <text:p>0.5235283892</text:p>
          </table:table-cell>
          <table:table-cell office:value-type="float" office:value="65.176">
            <text:p>65.176</text:p>
          </table:table-cell>
          <table:table-cell office:value-type="float" office:value="3.95">
            <text:p>3.95</text:p>
          </table:table-cell>
          <table:table-cell office:value-type="float" office:value="8.6">
            <text:p>8.6</text:p>
          </table:table-cell>
          <table:table-cell office:value-type="float" office:value="3998.06">
            <text:p>3998.06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Rwanda</text:p>
          </table:table-cell>
          <table:table-cell office:value-type="float" office:value="0.505723119283965">
            <text:p>0.5057231193</text:p>
          </table:table-cell>
          <table:table-cell office:value-type="float" office:value="64.066">
            <text:p>64.066</text:p>
          </table:table-cell>
          <table:table-cell office:value-type="float" office:value="3.345">
            <text:p>3.345</text:p>
          </table:table-cell>
          <table:table-cell office:value-type="float" office:value="13.2">
            <text:p>13.2</text:p>
          </table:table-cell>
          <table:table-cell office:value-type="float" office:value="1403.261766">
            <text:p>1403.261766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Cameroon</text:p>
          </table:table-cell>
          <table:table-cell office:value-type="float" office:value="0.504376676764851">
            <text:p>0.5043766768</text:p>
          </table:table-cell>
          <table:table-cell office:value-type="float" office:value="55.065">
            <text:p>55.065</text:p>
          </table:table-cell>
          <table:table-cell office:value-type="float" office:value="5.907">
            <text:p>5.907</text:p>
          </table:table-cell>
          <table:table-cell office:value-type="float" office:value="10.4">
            <text:p>10.4</text:p>
          </table:table-cell>
          <table:table-cell office:value-type="float" office:value="2556.702988">
            <text:p>2556.702988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Nigeria</text:p>
          </table:table-cell>
          <table:table-cell office:value-type="float" office:value="0.503636045670509">
            <text:p>0.5036360457</text:p>
          </table:table-cell>
          <table:table-cell office:value-type="float" office:value="52.506">
            <text:p>52.506</text:p>
          </table:table-cell>
          <table:table-cell office:value-type="float" office:value="5.2458">
            <text:p>5.2458</text:p>
          </table:table-cell>
          <table:table-cell office:value-type="float" office:value="9">
            <text:p>9</text:p>
          </table:table-cell>
          <table:table-cell office:value-type="float" office:value="5353.377057">
            <text:p>5353.377057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Yemen</text:p>
          </table:table-cell>
          <table:table-cell office:value-type="float" office:value="0.499870712198931">
            <text:p>0.4998707122</text:p>
          </table:table-cell>
          <table:table-cell office:value-type="float" office:value="63.112">
            <text:p>63.112</text:p>
          </table:table-cell>
          <table:table-cell office:value-type="float" office:value="2.51">
            <text:p>2.51</text:p>
          </table:table-cell>
          <table:table-cell office:value-type="float" office:value="9.2">
            <text:p>9.2</text:p>
          </table:table-cell>
          <table:table-cell office:value-type="float" office:value="3945.179736">
            <text:p>3945.179736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Madagascar</text:p>
          </table:table-cell>
          <table:table-cell office:value-type="float" office:value="0.497883474038724">
            <text:p>0.497883474</text:p>
          </table:table-cell>
          <table:table-cell office:value-type="float" office:value="64.723">
            <text:p>64.723</text:p>
          </table:table-cell>
          <table:table-cell office:value-type="float" office:value="5.169435">
            <text:p>5.169435</text:p>
          </table:table-cell>
          <table:table-cell office:value-type="float" office:value="10.3">
            <text:p>10.3</text:p>
          </table:table-cell>
          <table:table-cell office:value-type="float" office:value="1333.452497">
            <text:p>1333.452497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Zimbabwe</text:p>
          </table:table-cell>
          <table:table-cell office:value-type="float" office:value="0.491976442581582">
            <text:p>0.4919764426</text:p>
          </table:table-cell>
          <table:table-cell office:value-type="float" office:value="59.871">
            <text:p>59.871</text:p>
          </table:table-cell>
          <table:table-cell office:value-type="float" office:value="7.248">
            <text:p>7.248</text:p>
          </table:table-cell>
          <table:table-cell office:value-type="float" office:value="9.3">
            <text:p>9.3</text:p>
          </table:table-cell>
          <table:table-cell office:value-type="float" office:value="1307.407815">
            <text:p>1307.40781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Papua New Guinea</text:p>
          </table:table-cell>
          <table:table-cell office:value-type="float" office:value="0.491468372174701">
            <text:p>0.4914683722</text:p>
          </table:table-cell>
          <table:table-cell office:value-type="float" office:value="62.421">
            <text:p>62.421</text:p>
          </table:table-cell>
          <table:table-cell office:value-type="float" office:value="3.906">
            <text:p>3.906</text:p>
          </table:table-cell>
          <table:table-cell office:value-type="float" office:value="8.86">
            <text:p>8.86</text:p>
          </table:table-cell>
          <table:table-cell office:value-type="float" office:value="2452.981328">
            <text:p>2452.981328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Solomon Islands</text:p>
          </table:table-cell>
          <table:table-cell office:value-type="float" office:value="0.4905783212281">
            <text:p>0.4905783212</text:p>
          </table:table-cell>
          <table:table-cell office:value-type="float" office:value="67.675">
            <text:p>67.675</text:p>
          </table:table-cell>
          <table:table-cell office:value-type="float" office:value="4.498297">
            <text:p>4.498297</text:p>
          </table:table-cell>
          <table:table-cell office:value-type="float" office:value="9.2">
            <text:p>9.2</text:p>
          </table:table-cell>
          <table:table-cell office:value-type="float" office:value="1384.56764">
            <text:p>1384.56764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Comoros</text:p>
          </table:table-cell>
          <table:table-cell office:value-type="float" office:value="0.487702549691347">
            <text:p>0.4877025497</text:p>
          </table:table-cell>
          <table:table-cell office:value-type="float" office:value="60.874">
            <text:p>60.874</text:p>
          </table:table-cell>
          <table:table-cell office:value-type="float" office:value="2.845926">
            <text:p>2.845926</text:p>
          </table:table-cell>
          <table:table-cell office:value-type="float" office:value="12.8">
            <text:p>12.8</text:p>
          </table:table-cell>
          <table:table-cell office:value-type="float" office:value="1504.873586">
            <text:p>1504.873586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Tanzania (United Republic of)</text:p>
          </table:table-cell>
          <table:table-cell office:value-type="float" office:value="0.488409589696756">
            <text:p>0.4884095897</text:p>
          </table:table-cell>
          <table:table-cell office:value-type="float" office:value="61.53">
            <text:p>61.53</text:p>
          </table:table-cell>
          <table:table-cell office:value-type="float" office:value="5.11">
            <text:p>5.11</text:p>
          </table:table-cell>
          <table:table-cell office:value-type="float" office:value="9.2">
            <text:p>9.2</text:p>
          </table:table-cell>
          <table:table-cell office:value-type="float" office:value="1702.121924">
            <text:p>1702.121924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Mauritania</text:p>
          </table:table-cell>
          <table:table-cell office:value-type="float" office:value="0.487081957843521">
            <text:p>0.4870819578</text:p>
          </table:table-cell>
          <table:table-cell office:value-type="float" office:value="61.55">
            <text:p>61.55</text:p>
          </table:table-cell>
          <table:table-cell office:value-type="float" office:value="3.735">
            <text:p>3.735</text:p>
          </table:table-cell>
          <table:table-cell office:value-type="float" office:value="8.2">
            <text:p>8.2</text:p>
          </table:table-cell>
          <table:table-cell office:value-type="float" office:value="2988.146241">
            <text:p>2988.146241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Lesotho</text:p>
          </table:table-cell>
          <table:table-cell office:value-type="float" office:value="0.486202124996992">
            <text:p>0.486202125</text:p>
          </table:table-cell>
          <table:table-cell office:value-type="float" office:value="49.446">
            <text:p>49.446</text:p>
          </table:table-cell>
          <table:table-cell office:value-type="float" office:value="5.874752222">
            <text:p>5.874752222</text:p>
          </table:table-cell>
          <table:table-cell office:value-type="float" office:value="11.1">
            <text:p>11.1</text:p>
          </table:table-cell>
          <table:table-cell office:value-type="float" office:value="2797.8904">
            <text:p>2797.8904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Senegal</text:p>
          </table:table-cell>
          <table:table-cell office:value-type="float" office:value="0.485278058621579">
            <text:p>0.4852780586</text:p>
          </table:table-cell>
          <table:table-cell office:value-type="float" office:value="63.451">
            <text:p>63.451</text:p>
          </table:table-cell>
          <table:table-cell office:value-type="float" office:value="4.451">
            <text:p>4.451</text:p>
          </table:table-cell>
          <table:table-cell office:value-type="float" office:value="7.9">
            <text:p>7.9</text:p>
          </table:table-cell>
          <table:table-cell office:value-type="float" office:value="2169.261459">
            <text:p>2169.261459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Uganda</text:p>
          </table:table-cell>
          <table:table-cell office:value-type="float" office:value="0.483509659427491">
            <text:p>0.4835096594</text:p>
          </table:table-cell>
          <table:table-cell office:value-type="float" office:value="59.209">
            <text:p>59.209</text:p>
          </table:table-cell>
          <table:table-cell office:value-type="float" office:value="5.36">
            <text:p>5.36</text:p>
          </table:table-cell>
          <table:table-cell office:value-type="float" office:value="10.8">
            <text:p>10.8</text:p>
          </table:table-cell>
          <table:table-cell office:value-type="float" office:value="1335.149468">
            <text:p>1335.149468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Benin</text:p>
          </table:table-cell>
          <table:table-cell office:value-type="float" office:value="0.475724489006152">
            <text:p>0.475724489</text:p>
          </table:table-cell>
          <table:table-cell office:value-type="float" office:value="59.33">
            <text:p>59.33</text:p>
          </table:table-cell>
          <table:table-cell office:value-type="float" office:value="3.24">
            <text:p>3.24</text:p>
          </table:table-cell>
          <table:table-cell office:value-type="float" office:value="11">
            <text:p>11</text:p>
          </table:table-cell>
          <table:table-cell office:value-type="float" office:value="1725.832379">
            <text:p>1725.832379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Sudan</text:p>
          </table:table-cell>
          <table:table-cell office:value-type="float" office:value="0.472802704526761">
            <text:p>0.4728027045</text:p>
          </table:table-cell>
          <table:table-cell office:value-type="float" office:value="62.055">
            <text:p>62.055</text:p>
          </table:table-cell>
          <table:table-cell office:value-type="float" office:value="3.137">
            <text:p>3.137</text:p>
          </table:table-cell>
          <table:table-cell office:value-type="float" office:value="7.25">
            <text:p>7.25</text:p>
          </table:table-cell>
          <table:table-cell office:value-type="float" office:value="3428.122773">
            <text:p>3428.122773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Togo</text:p>
          </table:table-cell>
          <table:table-cell office:value-type="float" office:value="0.47306156831494">
            <text:p>0.4730615683</text:p>
          </table:table-cell>
          <table:table-cell office:value-type="float" office:value="56.537">
            <text:p>56.537</text:p>
          </table:table-cell>
          <table:table-cell office:value-type="float" office:value="5.266">
            <text:p>5.266</text:p>
          </table:table-cell>
          <table:table-cell office:value-type="float" office:value="12.2">
            <text:p>12.2</text:p>
          </table:table-cell>
          <table:table-cell office:value-type="float" office:value="1128.740046">
            <text:p>1128.740046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Haiti</text:p>
          </table:table-cell>
          <table:table-cell office:value-type="float" office:value="0.471426801892647">
            <text:p>0.4714268019</text:p>
          </table:table-cell>
          <table:table-cell office:value-type="float" office:value="63.102">
            <text:p>63.102</text:p>
          </table:table-cell>
          <table:table-cell office:value-type="float" office:value="4.895">
            <text:p>4.895</text:p>
          </table:table-cell>
          <table:table-cell office:value-type="float" office:value="7.6">
            <text:p>7.6</text:p>
          </table:table-cell>
          <table:table-cell office:value-type="float" office:value="1635.690857">
            <text:p>1635.690857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Afghanistan</text:p>
          </table:table-cell>
          <table:table-cell office:value-type="float" office:value="0.467886421126848">
            <text:p>0.4678864211</text:p>
          </table:table-cell>
          <table:table-cell office:value-type="float" office:value="60.947">
            <text:p>60.947</text:p>
          </table:table-cell>
          <table:table-cell office:value-type="float" office:value="3.21">
            <text:p>3.21</text:p>
          </table:table-cell>
          <table:table-cell office:value-type="float" office:value="9.3">
            <text:p>9.3</text:p>
          </table:table-cell>
          <table:table-cell office:value-type="float" office:value="1903.656673">
            <text:p>1903.656673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jibouti</text:p>
          </table:table-cell>
          <table:table-cell office:value-type="float" office:value="0.467419308754632">
            <text:p>0.4674193088</text:p>
          </table:table-cell>
          <table:table-cell office:value-type="float" office:value="61.801">
            <text:p>61.801</text:p>
          </table:table-cell>
          <table:table-cell office:value-type="float" office:value="3.843">
            <text:p>3.843</text:p>
          </table:table-cell>
          <table:table-cell office:value-type="float" office:value="6.4">
            <text:p>6.4</text:p>
          </table:table-cell>
          <table:table-cell office:value-type="float" office:value="3108.91">
            <text:p>3108.9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Côte d'Ivoire</text:p>
          </table:table-cell>
          <table:table-cell office:value-type="float" office:value="0.451993972928411">
            <text:p>0.4519939729</text:p>
          </table:table-cell>
          <table:table-cell office:value-type="float" office:value="50.722">
            <text:p>50.722</text:p>
          </table:table-cell>
          <table:table-cell office:value-type="float" office:value="4.26">
            <text:p>4.26</text:p>
          </table:table-cell>
          <table:table-cell office:value-type="float" office:value="8.9">
            <text:p>8.9</text:p>
          </table:table-cell>
          <table:table-cell office:value-type="float" office:value="2774.273906">
            <text:p>2774.273906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Gambia</text:p>
          </table:table-cell>
          <table:table-cell office:value-type="float" office:value="0.440714961099446">
            <text:p>0.4407149611</text:p>
          </table:table-cell>
          <table:table-cell office:value-type="float" office:value="58.818">
            <text:p>58.818</text:p>
          </table:table-cell>
          <table:table-cell office:value-type="float" office:value="2.785">
            <text:p>2.785</text:p>
          </table:table-cell>
          <table:table-cell office:value-type="float" office:value="9.1">
            <text:p>9.1</text:p>
          </table:table-cell>
          <table:table-cell office:value-type="float" office:value="1557.311006">
            <text:p>1557.311006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Ethiopia</text:p>
          </table:table-cell>
          <table:table-cell office:value-type="float" office:value="0.435139449354183">
            <text:p>0.4351394494</text:p>
          </table:table-cell>
          <table:table-cell office:value-type="float" office:value="63.635">
            <text:p>63.635</text:p>
          </table:table-cell>
          <table:table-cell office:value-type="float" office:value="2.412325859">
            <text:p>2.412325859</text:p>
          </table:table-cell>
          <table:table-cell office:value-type="float" office:value="8.5">
            <text:p>8.5</text:p>
          </table:table-cell>
          <table:table-cell office:value-type="float" office:value="1302.644336">
            <text:p>1302.644336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Malawi</text:p>
          </table:table-cell>
          <table:table-cell office:value-type="float" office:value="0.414021003530527">
            <text:p>0.4140210035</text:p>
          </table:table-cell>
          <table:table-cell office:value-type="float" office:value="55.311">
            <text:p>55.311</text:p>
          </table:table-cell>
          <table:table-cell office:value-type="float" office:value="4.19">
            <text:p>4.19</text:p>
          </table:table-cell>
          <table:table-cell office:value-type="float" office:value="10.8">
            <text:p>10.8</text:p>
          </table:table-cell>
          <table:table-cell office:value-type="float" office:value="714.9372353">
            <text:p>714.9372353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Liberia</text:p>
          </table:table-cell>
          <table:table-cell office:value-type="float" office:value="0.411801024073542">
            <text:p>0.4118010241</text:p>
          </table:table-cell>
          <table:table-cell office:value-type="float" office:value="60.556">
            <text:p>60.556</text:p>
          </table:table-cell>
          <table:table-cell office:value-type="float" office:value="3.934">
            <text:p>3.934</text:p>
          </table:table-cell>
          <table:table-cell office:value-type="float" office:value="8.5">
            <text:p>8.5</text:p>
          </table:table-cell>
          <table:table-cell office:value-type="float" office:value="752.0008678">
            <text:p>752.0008678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Mali</text:p>
          </table:table-cell>
          <table:table-cell office:value-type="float" office:value="0.406704462681459">
            <text:p>0.4067044627</text:p>
          </table:table-cell>
          <table:table-cell office:value-type="float" office:value="55.032">
            <text:p>55.032</text:p>
          </table:table-cell>
          <table:table-cell office:value-type="float" office:value="1.988761628">
            <text:p>1.988761628</text:p>
          </table:table-cell>
          <table:table-cell office:value-type="float" office:value="8.6">
            <text:p>8.6</text:p>
          </table:table-cell>
          <table:table-cell office:value-type="float" office:value="1499.38227">
            <text:p>1499.38227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Guinea-Bissau</text:p>
          </table:table-cell>
          <table:table-cell office:value-type="float" office:value="0.395648966371962">
            <text:p>0.3956489664</text:p>
          </table:table-cell>
          <table:table-cell office:value-type="float" office:value="54.291">
            <text:p>54.291</text:p>
          </table:table-cell>
          <table:table-cell office:value-type="float" office:value="2.26">
            <text:p>2.26</text:p>
          </table:table-cell>
          <table:table-cell office:value-type="float" office:value="9">
            <text:p>9</text:p>
          </table:table-cell>
          <table:table-cell office:value-type="float" office:value="1090.146613">
            <text:p>1090.146613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Mozambique</text:p>
          </table:table-cell>
          <table:table-cell office:value-type="float" office:value="0.392596146383877">
            <text:p>0.3925961464</text:p>
          </table:table-cell>
          <table:table-cell office:value-type="float" office:value="50.25">
            <text:p>50.25</text:p>
          </table:table-cell>
          <table:table-cell office:value-type="float" office:value="3.245">
            <text:p>3.245</text:p>
          </table:table-cell>
          <table:table-cell office:value-type="float" office:value="9.5">
            <text:p>9.5</text:p>
          </table:table-cell>
          <table:table-cell office:value-type="float" office:value="1011.037349">
            <text:p>1011.037349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Guinea</text:p>
          </table:table-cell>
          <table:table-cell office:value-type="float" office:value="0.391868518986384">
            <text:p>0.391868519</text:p>
          </table:table-cell>
          <table:table-cell office:value-type="float" office:value="56.112">
            <text:p>56.112</text:p>
          </table:table-cell>
          <table:table-cell office:value-type="float" office:value="1.583342">
            <text:p>1.583342</text:p>
          </table:table-cell>
          <table:table-cell office:value-type="float" office:value="8.7">
            <text:p>8.7</text:p>
          </table:table-cell>
          <table:table-cell office:value-type="float" office:value="1141.856896">
            <text:p>1141.856896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Burundi</text:p>
          </table:table-cell>
          <table:table-cell office:value-type="float" office:value="0.389443495127542">
            <text:p>0.3894434951</text:p>
          </table:table-cell>
          <table:table-cell office:value-type="float" office:value="54.104">
            <text:p>54.104</text:p>
          </table:table-cell>
          <table:table-cell office:value-type="float" office:value="2.686">
            <text:p>2.686</text:p>
          </table:table-cell>
          <table:table-cell office:value-type="float" office:value="10.1">
            <text:p>10.1</text:p>
          </table:table-cell>
          <table:table-cell office:value-type="float" office:value="749.1103073">
            <text:p>749.110307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Burkina Faso</text:p>
          </table:table-cell>
          <table:table-cell office:value-type="float" office:value="0.388355142864471">
            <text:p>0.3883551429</text:p>
          </table:table-cell>
          <table:table-cell office:value-type="float" office:value="56.344">
            <text:p>56.344</text:p>
          </table:table-cell>
          <table:table-cell office:value-type="float" office:value="1.251">
            <text:p>1.251</text:p>
          </table:table-cell>
          <table:table-cell office:value-type="float" office:value="7.5">
            <text:p>7.5</text:p>
          </table:table-cell>
          <table:table-cell office:value-type="float" office:value="1601.505151">
            <text:p>1601.505151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Eritrea</text:p>
          </table:table-cell>
          <table:table-cell office:value-type="float" office:value="0.380951041711241">
            <text:p>0.3809510417</text:p>
          </table:table-cell>
          <table:table-cell office:value-type="float" office:value="62.852">
            <text:p>62.852</text:p>
          </table:table-cell>
          <table:table-cell office:value-type="float" office:value="3.41">
            <text:p>3.41</text:p>
          </table:table-cell>
          <table:table-cell office:value-type="float" office:value="4.1">
            <text:p>4.1</text:p>
          </table:table-cell>
          <table:table-cell office:value-type="float" office:value="1146.887028">
            <text:p>1146.887028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Sierra Leone</text:p>
          </table:table-cell>
          <table:table-cell office:value-type="float" office:value="0.374281840156015">
            <text:p>0.3742818402</text:p>
          </table:table-cell>
          <table:table-cell office:value-type="float" office:value="45.561">
            <text:p>45.561</text:p>
          </table:table-cell>
          <table:table-cell office:value-type="float" office:value="2.88">
            <text:p>2.88</text:p>
          </table:table-cell>
          <table:table-cell office:value-type="float" office:value="7.506">
            <text:p>7.506</text:p>
          </table:table-cell>
          <table:table-cell office:value-type="float" office:value="1815.102108">
            <text:p>1815.102108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Chad</text:p>
          </table:table-cell>
          <table:table-cell office:value-type="float" office:value="0.372424345145712">
            <text:p>0.3724243451</text:p>
          </table:table-cell>
          <table:table-cell office:value-type="float" office:value="51.182">
            <text:p>51.182</text:p>
          </table:table-cell>
          <table:table-cell office:value-type="float" office:value="1.508891">
            <text:p>1.508891</text:p>
          </table:table-cell>
          <table:table-cell office:value-type="float" office:value="7.4">
            <text:p>7.4</text:p>
          </table:table-cell>
          <table:table-cell office:value-type="float" office:value="1621.77459">
            <text:p>1621.77459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Central African Republic</text:p>
          </table:table-cell>
          <table:table-cell office:value-type="float" office:value="0.340530672501302">
            <text:p>0.3405306725</text:p>
          </table:table-cell>
          <table:table-cell office:value-type="float" office:value="50.179">
            <text:p>50.179</text:p>
          </table:table-cell>
          <table:table-cell office:value-type="float" office:value="3.536">
            <text:p>3.536</text:p>
          </table:table-cell>
          <table:table-cell office:value-type="float" office:value="7.2">
            <text:p>7.2</text:p>
          </table:table-cell>
          <table:table-cell office:value-type="float" office:value="587.8555084">
            <text:p>587.8555084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Congo (Democratic Republic of the)</text:p>
          </table:table-cell>
          <table:table-cell office:value-type="float" office:value="0.337920072859417">
            <text:p>0.3379200729</text:p>
          </table:table-cell>
          <table:table-cell office:value-type="float" office:value="49.963">
            <text:p>49.963</text:p>
          </table:table-cell>
          <table:table-cell office:value-type="float" office:value="3.07">
            <text:p>3.07</text:p>
          </table:table-cell>
          <table:table-cell office:value-type="float" office:value="9.7">
            <text:p>9.7</text:p>
          </table:table-cell>
          <table:table-cell office:value-type="float" office:value="443.9577823">
            <text:p>443.9577823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Niger</text:p>
          </table:table-cell>
          <table:table-cell office:value-type="float" office:value="0.336997597505763">
            <text:p>0.3369975975</text:p>
          </table:table-cell>
          <table:table-cell office:value-type="float" office:value="58.409">
            <text:p>58.409</text:p>
          </table:table-cell>
          <table:table-cell office:value-type="float" office:value="1.438">
            <text:p>1.438</text:p>
          </table:table-cell>
          <table:table-cell office:value-type="float" office:value="5.4">
            <text:p>5.4</text:p>
          </table:table-cell>
          <table:table-cell office:value-type="float" office:value="872.5326862">
            <text:p>872.5326862</text:p>
          </table:table-cell>
        </table:table-row>
        <table:table-row table:style-name="ro2" table:number-rows-repeated="104838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3" number:min-integer-digits="1" number:grouping="true"/>
    </number:number-style>
    <number:number-style style:name="N133">
      <number:number number:decimal-places="0" number:min-integer-digits="1" number:grouping="true"/>
    </number:number-style>
    <number:number-style style:name="N134">
      <number:number number:decimal-places="1" number:min-integer-digits="1" number:grouping="true"/>
    </number:number-style>
    <number:number-style style:name="N135">
      <number:number number:decimal-places="3" number:min-integer-digits="1"/>
    </number:number-style>
    <number:number-style style:name="N136">
      <number:number number:decimal-places="1" number:min-integer-digits="1" number:grouping="true"/>
    </number:number-style>
    <number:number-style style:name="N137">
      <number:number number:decimal-places="2" number:min-integer-digits="1" number:grouping="true"/>
    </number:number-style>
    <number:number-style style:name="N138">
      <number:number number:decimal-places="1" number:min-integer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On</number:text>
    </number:number-style>
    <number:number-style style:name="N141P1" style:volatile="true">
      <number:text>On</number:text>
    </number:number-style>
    <number:number-style style:name="N141">
      <number:text>Off</number:text>
      <style:map style:condition="value()&gt;0" style:apply-style-name="N141P0"/>
      <style:map style:condition="value()&lt;0" style:apply-style-name="N141P1"/>
    </number:number-style>
    <number:currency-style style:name="N14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</meta:initial-creator>
    <meta:creation-date>2015-01-16T18:04:32</meta:creation-date>
    <dc:date>2015-01-16T18:07:51</dc:date>
    <dc:creator>Charles </dc:creator>
    <meta:editing-duration>P0D</meta:editing-duration>
    <meta:editing-cycles>1</meta:editing-cycles>
    <meta:generator>LibreOffice/3.5$Linux_X86_64 LibreOffice_project/350m1$Build-2</meta:generator>
    <meta:document-statistic meta:table-count="3" meta:cell-count="1316" meta:object-count="0"/>
  </office:meta>
</office:document-meta>
</file>